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106P0" style:volatile="true">
      <number:number number:decimal-places="0" number:min-integer-digits="1" number:grouping="true"/>
      <number:text> </number:text>
    </number:number-style>
    <number:number-style style:name="N106">
      <number:text>(</number:text>
      <number:number number:decimal-places="0" number:min-integer-digits="1" number:grouping="true"/>
      <number:text>)</number:text>
      <style:map style:condition="value()&gt;=0" style:apply-style-name="N106P0"/>
    </number:number-style>
    <style:style style:name="ce1" style:family="table-cell" style:parent-style-name="Default" style:data-style-name="N106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878in" svg:height="5.6996in" svg:x="12.0449in" svg:y="0.4705in">
            <draw:object draw:notify-on-update-of-ranges="Sheet1.B2:Sheet1.B2 Sheet1.B3:Sheet1.B102 Sheet1.C2:Sheet1.C2 Sheet1.C3:Sheet1.C102 Sheet1.B2:Sheet1.B2 Sheet1.B3:Sheet1.B102 Sheet1.D2:Sheet1.D2 Sheet1.D3:Sheet1.D10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889in" svg:height="5.8665in" svg:x="12.0122in" svg:y="6.515in">
            <draw:object draw:notify-on-update-of-ranges="Sheet1.B2:Sheet1.B2 Sheet1.B3:Sheet1.B102 Sheet1.F2:Sheet1.F2 Sheet1.F3:Sheet1.F102 Sheet1.B2:Sheet1.B2 Sheet1.B3:Sheet1.B102 Sheet1.G2:Sheet1.G2 Sheet1.G3:Sheet1.G10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8776in" svg:height="5.6917in" svg:x="11.9476in" svg:y="12.902in">
            <draw:object draw:notify-on-update-of-ranges="Sheet1.B2:Sheet1.B2 Sheet1.B3:Sheet1.B102 Sheet1.I2:Sheet1.I2 Sheet1.I3:Sheet1.I102 Sheet1.B2:Sheet1.B2 Sheet1.B3:Sheet1.B102 Sheet1.J2:Sheet1.J2 Sheet1.J3:Sheet1.J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float" office:value="1000000" calcext:value-type="float" table:number-columns-spanned="2" table:number-rows-spanned="1">
            <text:p>1,000,000 </text:p>
          </table:table-cell>
          <table:covered-table-cell/>
          <table:table-cell table:number-columns-repeated="2"/>
          <table:table-cell table:style-name="ce1" office:value-type="float" office:value="10000000" calcext:value-type="float" table:number-columns-spanned="2" table:number-rows-spanned="1">
            <text:p>10,000,000 </text:p>
          </table:table-cell>
          <table:covered-table-cell/>
          <table:table-cell/>
          <table:table-cell table:style-name="ce1" office:value-type="float" office:value="100000000" calcext:value-type="float" table:number-columns-spanned="2" table:number-rows-spanned="1">
            <text:p>100,000,000 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Bock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No strid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No Stride</text:p>
          </table:table-cell>
          <table:table-cell office:value-type="string" calcext:value-type="string">
            <text:p>Strd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No Strid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cpu</text:p>
          </table:table-cell>
          <table:table-cell/>
          <table:table-cell office:value-type="float" office:value="304.688751" calcext:value-type="float">
            <text:p>304.68875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.4465984" calcext:value-type="float">
            <text:p>3.4465984</text:p>
          </table:table-cell>
          <table:table-cell office:value-type="float" office:value="2.2205504" calcext:value-type="float">
            <text:p>2.2205504</text:p>
          </table:table-cell>
          <table:table-cell office:value-type="float" office:value="3.6102336" calcext:value-type="float">
            <text:p>3.6102336</text:p>
          </table:table-cell>
          <table:table-cell office:value-type="float" office:value="30.4647874" calcext:value-type="float">
            <text:p>30.4647874</text:p>
          </table:table-cell>
          <table:table-cell office:value-type="float" office:value="18.727046" calcext:value-type="float">
            <text:p>18.727046</text:p>
          </table:table-cell>
          <table:table-cell office:value-type="float" office:value="32.259059" calcext:value-type="float">
            <text:p>32.259059</text:p>
          </table:table-cell>
          <table:table-cell office:value-type="float" office:value="360.9864196" calcext:value-type="float">
            <text:p>360.9864196</text:p>
          </table:table-cell>
          <table:table-cell office:value-type="float" office:value="174.0294188" calcext:value-type="float">
            <text:p>174.0294188</text:p>
          </table:table-cell>
          <table:table-cell office:value-type="float" office:value="311.666223" calcext:value-type="float">
            <text:p>311.666223</text:p>
          </table:table-cell>
          <table:table-cell/>
          <table:table-cell office:value-type="float" office:value="329.732086" calcext:value-type="float">
            <text:p>329.7320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.7211968" calcext:value-type="float">
            <text:p>2.7211968</text:p>
          </table:table-cell>
          <table:table-cell office:value-type="float" office:value="2.4356736" calcext:value-type="float">
            <text:p>2.4356736</text:p>
          </table:table-cell>
          <table:table-cell/>
          <table:table-cell office:value-type="float" office:value="38.0712386" calcext:value-type="float">
            <text:p>38.0712386</text:p>
          </table:table-cell>
          <table:table-cell office:value-type="float" office:value="18.7635394" calcext:value-type="float">
            <text:p>18.7635394</text:p>
          </table:table-cell>
          <table:table-cell/>
          <table:table-cell office:value-type="float" office:value="381.410553" calcext:value-type="float">
            <text:p>381.410553</text:p>
          </table:table-cell>
          <table:table-cell office:value-type="float" office:value="174.929242" calcext:value-type="float">
            <text:p>174.929242</text:p>
          </table:table-cell>
          <table:table-cell table:number-columns-repeated="2"/>
          <table:table-cell office:value-type="float" office:value="305.041412" calcext:value-type="float">
            <text:p>305.0414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3.4362048" calcext:value-type="float">
            <text:p>3.4362048</text:p>
          </table:table-cell>
          <table:table-cell office:value-type="float" office:value="2.4594176" calcext:value-type="float">
            <text:p>2.4594176</text:p>
          </table:table-cell>
          <table:table-cell/>
          <table:table-cell office:value-type="float" office:value="38.338528" calcext:value-type="float">
            <text:p>38.338528</text:p>
          </table:table-cell>
          <table:table-cell office:value-type="float" office:value="18.6521408" calcext:value-type="float">
            <text:p>18.6521408</text:p>
          </table:table-cell>
          <table:table-cell/>
          <table:table-cell office:value-type="float" office:value="406.8864502" calcext:value-type="float">
            <text:p>406.8864502</text:p>
          </table:table-cell>
          <table:table-cell office:value-type="float" office:value="172.2138946" calcext:value-type="float">
            <text:p>172.2138946</text:p>
          </table:table-cell>
          <table:table-cell table:number-columns-repeated="2"/>
          <table:table-cell office:value-type="float" office:value="313.02655" calcext:value-type="float">
            <text:p>313.026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3.302336" calcext:value-type="float">
            <text:p>3.302336</text:p>
          </table:table-cell>
          <table:table-cell office:value-type="float" office:value="2.4356032" calcext:value-type="float">
            <text:p>2.4356032</text:p>
          </table:table-cell>
          <table:table-cell/>
          <table:table-cell office:value-type="float" office:value="35.3993218" calcext:value-type="float">
            <text:p>35.3993218</text:p>
          </table:table-cell>
          <table:table-cell office:value-type="float" office:value="18.7484606" calcext:value-type="float">
            <text:p>18.7484606</text:p>
          </table:table-cell>
          <table:table-cell/>
          <table:table-cell office:value-type="float" office:value="371.7336546" calcext:value-type="float">
            <text:p>371.7336546</text:p>
          </table:table-cell>
          <table:table-cell office:value-type="float" office:value="169.8786226" calcext:value-type="float">
            <text:p>169.8786226</text:p>
          </table:table-cell>
          <table:table-cell table:number-columns-repeated="2"/>
          <table:table-cell office:value-type="float" office:value="305.842316" calcext:value-type="float">
            <text:p>305.8423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3.126464" calcext:value-type="float">
            <text:p>3.126464</text:p>
          </table:table-cell>
          <table:table-cell office:value-type="float" office:value="2.4297792" calcext:value-type="float">
            <text:p>2.4297792</text:p>
          </table:table-cell>
          <table:table-cell/>
          <table:table-cell office:value-type="float" office:value="39.3873986" calcext:value-type="float">
            <text:p>39.3873986</text:p>
          </table:table-cell>
          <table:table-cell office:value-type="float" office:value="19.121709" calcext:value-type="float">
            <text:p>19.121709</text:p>
          </table:table-cell>
          <table:table-cell/>
          <table:table-cell office:value-type="float" office:value="424.2180238" calcext:value-type="float">
            <text:p>424.2180238</text:p>
          </table:table-cell>
          <table:table-cell office:value-type="float" office:value="164.1254976" calcext:value-type="float">
            <text:p>164.1254976</text:p>
          </table:table-cell>
          <table:table-cell table:number-columns-repeated="2"/>
          <table:table-cell table:formula="of:=AVERAGE([.M2:.M6])" office:value-type="float" office:value="311.666223" calcext:value-type="float">
            <text:p>311.6662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3.1047616" calcext:value-type="float">
            <text:p>3.1047616</text:p>
          </table:table-cell>
          <table:table-cell office:value-type="float" office:value="2.643456" calcext:value-type="float">
            <text:p>2.643456</text:p>
          </table:table-cell>
          <table:table-cell/>
          <table:table-cell office:value-type="float" office:value="36.2293824" calcext:value-type="float">
            <text:p>36.2293824</text:p>
          </table:table-cell>
          <table:table-cell office:value-type="float" office:value="18.2923202" calcext:value-type="float">
            <text:p>18.2923202</text:p>
          </table:table-cell>
          <table:table-cell/>
          <table:table-cell office:value-type="float" office:value="390.9476624" calcext:value-type="float">
            <text:p>390.9476624</text:p>
          </table:table-cell>
          <table:table-cell office:value-type="float" office:value="175.0617158" calcext:value-type="float">
            <text:p>175.061715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2.976512" calcext:value-type="float">
            <text:p>2.976512</text:p>
          </table:table-cell>
          <table:table-cell office:value-type="float" office:value="2.5379008" calcext:value-type="float">
            <text:p>2.5379008</text:p>
          </table:table-cell>
          <table:table-cell/>
          <table:table-cell office:value-type="float" office:value="31.415315" calcext:value-type="float">
            <text:p>31.415315</text:p>
          </table:table-cell>
          <table:table-cell office:value-type="float" office:value="17.2217728" calcext:value-type="float">
            <text:p>17.2217728</text:p>
          </table:table-cell>
          <table:table-cell/>
          <table:table-cell office:value-type="float" office:value="319.302606" calcext:value-type="float">
            <text:p>319.302606</text:p>
          </table:table-cell>
          <table:table-cell office:value-type="float" office:value="166.3810394" calcext:value-type="float">
            <text:p>166.381039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3.0005056" calcext:value-type="float">
            <text:p>3.0005056</text:p>
          </table:table-cell>
          <table:table-cell office:value-type="float" office:value="2.8134592" calcext:value-type="float">
            <text:p>2.8134592</text:p>
          </table:table-cell>
          <table:table-cell/>
          <table:table-cell office:value-type="float" office:value="31.6024126" calcext:value-type="float">
            <text:p>31.6024126</text:p>
          </table:table-cell>
          <table:table-cell office:value-type="float" office:value="15.9090624" calcext:value-type="float">
            <text:p>15.9090624</text:p>
          </table:table-cell>
          <table:table-cell/>
          <table:table-cell office:value-type="float" office:value="353.3536804" calcext:value-type="float">
            <text:p>353.3536804</text:p>
          </table:table-cell>
          <table:table-cell office:value-type="float" office:value="170.6496186" calcext:value-type="float">
            <text:p>170.649618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2.7422464" calcext:value-type="float">
            <text:p>2.7422464</text:p>
          </table:table-cell>
          <table:table-cell office:value-type="float" office:value="2.6484224" calcext:value-type="float">
            <text:p>2.6484224</text:p>
          </table:table-cell>
          <table:table-cell/>
          <table:table-cell office:value-type="float" office:value="34.302144" calcext:value-type="float">
            <text:p>34.302144</text:p>
          </table:table-cell>
          <table:table-cell office:value-type="float" office:value="19.6798276" calcext:value-type="float">
            <text:p>19.6798276</text:p>
          </table:table-cell>
          <table:table-cell/>
          <table:table-cell office:value-type="float" office:value="389.8102418" calcext:value-type="float">
            <text:p>389.8102418</text:p>
          </table:table-cell>
          <table:table-cell office:value-type="float" office:value="171.7429932" calcext:value-type="float">
            <text:p>171.742993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.6871296" calcext:value-type="float">
            <text:p>2.6871296</text:p>
          </table:table-cell>
          <table:table-cell office:value-type="float" office:value="2.119712" calcext:value-type="float">
            <text:p>2.119712</text:p>
          </table:table-cell>
          <table:table-cell/>
          <table:table-cell office:value-type="float" office:value="35.2444862" calcext:value-type="float">
            <text:p>35.2444862</text:p>
          </table:table-cell>
          <table:table-cell office:value-type="float" office:value="15.7155968" calcext:value-type="float">
            <text:p>15.7155968</text:p>
          </table:table-cell>
          <table:table-cell/>
          <table:table-cell office:value-type="float" office:value="419.3664916" calcext:value-type="float">
            <text:p>419.3664916</text:p>
          </table:table-cell>
          <table:table-cell office:value-type="float" office:value="169.0241944" calcext:value-type="float">
            <text:p>169.024194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3.1905856" calcext:value-type="float">
            <text:p>3.1905856</text:p>
          </table:table-cell>
          <table:table-cell office:value-type="float" office:value="2.6325696" calcext:value-type="float">
            <text:p>2.6325696</text:p>
          </table:table-cell>
          <table:table-cell/>
          <table:table-cell office:value-type="float" office:value="36.2465924" calcext:value-type="float">
            <text:p>36.2465924</text:p>
          </table:table-cell>
          <table:table-cell office:value-type="float" office:value="16.5592196" calcext:value-type="float">
            <text:p>16.5592196</text:p>
          </table:table-cell>
          <table:table-cell/>
          <table:table-cell office:value-type="float" office:value="371.565381" calcext:value-type="float">
            <text:p>371.565381</text:p>
          </table:table-cell>
          <table:table-cell office:value-type="float" office:value="175.0612796" calcext:value-type="float">
            <text:p>175.061279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2.519456" calcext:value-type="float">
            <text:p>2.519456</text:p>
          </table:table-cell>
          <table:table-cell office:value-type="float" office:value="2.365696" calcext:value-type="float">
            <text:p>2.365696</text:p>
          </table:table-cell>
          <table:table-cell/>
          <table:table-cell office:value-type="float" office:value="34.0084158" calcext:value-type="float">
            <text:p>34.0084158</text:p>
          </table:table-cell>
          <table:table-cell office:value-type="float" office:value="17.8109762" calcext:value-type="float">
            <text:p>17.8109762</text:p>
          </table:table-cell>
          <table:table-cell/>
          <table:table-cell office:value-type="float" office:value="384.7681702" calcext:value-type="float">
            <text:p>384.7681702</text:p>
          </table:table-cell>
          <table:table-cell office:value-type="float" office:value="167.0281616" calcext:value-type="float">
            <text:p>167.0281616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2.96944" calcext:value-type="float">
            <text:p>2.96944</text:p>
          </table:table-cell>
          <table:table-cell office:value-type="float" office:value="1.9531776" calcext:value-type="float">
            <text:p>1.9531776</text:p>
          </table:table-cell>
          <table:table-cell/>
          <table:table-cell office:value-type="float" office:value="36.1345396" calcext:value-type="float">
            <text:p>36.1345396</text:p>
          </table:table-cell>
          <table:table-cell office:value-type="float" office:value="18.3187392" calcext:value-type="float">
            <text:p>18.3187392</text:p>
          </table:table-cell>
          <table:table-cell/>
          <table:table-cell office:value-type="float" office:value="409.544214" calcext:value-type="float">
            <text:p>409.544214</text:p>
          </table:table-cell>
          <table:table-cell office:value-type="float" office:value="163.996219" calcext:value-type="float">
            <text:p>163.996219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.8671296" calcext:value-type="float">
            <text:p>2.8671296</text:p>
          </table:table-cell>
          <table:table-cell office:value-type="float" office:value="2.4911104" calcext:value-type="float">
            <text:p>2.4911104</text:p>
          </table:table-cell>
          <table:table-cell/>
          <table:table-cell office:value-type="float" office:value="28.251462" calcext:value-type="float">
            <text:p>28.251462</text:p>
          </table:table-cell>
          <table:table-cell office:value-type="float" office:value="19.938707" calcext:value-type="float">
            <text:p>19.938707</text:p>
          </table:table-cell>
          <table:table-cell/>
          <table:table-cell office:value-type="float" office:value="363.336316" calcext:value-type="float">
            <text:p>363.336316</text:p>
          </table:table-cell>
          <table:table-cell office:value-type="float" office:value="173.8317382" calcext:value-type="float">
            <text:p>173.8317382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2.6241856" calcext:value-type="float">
            <text:p>2.6241856</text:p>
          </table:table-cell>
          <table:table-cell office:value-type="float" office:value="2.2273792" calcext:value-type="float">
            <text:p>2.2273792</text:p>
          </table:table-cell>
          <table:table-cell/>
          <table:table-cell office:value-type="float" office:value="34.6502656" calcext:value-type="float">
            <text:p>34.6502656</text:p>
          </table:table-cell>
          <table:table-cell office:value-type="float" office:value="16.6184384" calcext:value-type="float">
            <text:p>16.6184384</text:p>
          </table:table-cell>
          <table:table-cell/>
          <table:table-cell office:value-type="float" office:value="416.0656738" calcext:value-type="float">
            <text:p>416.0656738</text:p>
          </table:table-cell>
          <table:table-cell office:value-type="float" office:value="166.280115" calcext:value-type="float">
            <text:p>166.28011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2.8949632" calcext:value-type="float">
            <text:p>2.8949632</text:p>
          </table:table-cell>
          <table:table-cell office:value-type="float" office:value="2.1737024" calcext:value-type="float">
            <text:p>2.1737024</text:p>
          </table:table-cell>
          <table:table-cell/>
          <table:table-cell office:value-type="float" office:value="29.4235328" calcext:value-type="float">
            <text:p>29.4235328</text:p>
          </table:table-cell>
          <table:table-cell office:value-type="float" office:value="18.83241" calcext:value-type="float">
            <text:p>18.83241</text:p>
          </table:table-cell>
          <table:table-cell/>
          <table:table-cell office:value-type="float" office:value="364.2292236" calcext:value-type="float">
            <text:p>364.2292236</text:p>
          </table:table-cell>
          <table:table-cell office:value-type="float" office:value="167.7621978" calcext:value-type="float">
            <text:p>167.7621978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float" office:value="2.5816128" calcext:value-type="float">
            <text:p>2.5816128</text:p>
          </table:table-cell>
          <table:table-cell office:value-type="float" office:value="2.0453248" calcext:value-type="float">
            <text:p>2.0453248</text:p>
          </table:table-cell>
          <table:table-cell/>
          <table:table-cell office:value-type="float" office:value="28.4527422" calcext:value-type="float">
            <text:p>28.4527422</text:p>
          </table:table-cell>
          <table:table-cell office:value-type="float" office:value="16.4295108" calcext:value-type="float">
            <text:p>16.4295108</text:p>
          </table:table-cell>
          <table:table-cell/>
          <table:table-cell office:value-type="float" office:value="318.4816164" calcext:value-type="float">
            <text:p>318.4816164</text:p>
          </table:table-cell>
          <table:table-cell office:value-type="float" office:value="164.2394774" calcext:value-type="float">
            <text:p>164.239477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2.7381312" calcext:value-type="float">
            <text:p>2.7381312</text:p>
          </table:table-cell>
          <table:table-cell office:value-type="float" office:value="2.2312448" calcext:value-type="float">
            <text:p>2.2312448</text:p>
          </table:table-cell>
          <table:table-cell/>
          <table:table-cell office:value-type="float" office:value="26.0442688" calcext:value-type="float">
            <text:p>26.0442688</text:p>
          </table:table-cell>
          <table:table-cell office:value-type="float" office:value="15.0660224" calcext:value-type="float">
            <text:p>15.0660224</text:p>
          </table:table-cell>
          <table:table-cell/>
          <table:table-cell office:value-type="float" office:value="340.8883666" calcext:value-type="float">
            <text:p>340.8883666</text:p>
          </table:table-cell>
          <table:table-cell office:value-type="float" office:value="166.0701172" calcext:value-type="float">
            <text:p>166.0701172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2.4224576" calcext:value-type="float">
            <text:p>2.4224576</text:p>
          </table:table-cell>
          <table:table-cell office:value-type="float" office:value="2.1042432" calcext:value-type="float">
            <text:p>2.1042432</text:p>
          </table:table-cell>
          <table:table-cell/>
          <table:table-cell office:value-type="float" office:value="30.1042564" calcext:value-type="float">
            <text:p>30.1042564</text:p>
          </table:table-cell>
          <table:table-cell office:value-type="float" office:value="18.265005" calcext:value-type="float">
            <text:p>18.265005</text:p>
          </table:table-cell>
          <table:table-cell/>
          <table:table-cell office:value-type="float" office:value="368.0451966" calcext:value-type="float">
            <text:p>368.0451966</text:p>
          </table:table-cell>
          <table:table-cell office:value-type="float" office:value="166.627411" calcext:value-type="float">
            <text:p>166.627411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.4900416" calcext:value-type="float">
            <text:p>2.4900416</text:p>
          </table:table-cell>
          <table:table-cell office:value-type="float" office:value="2.3099264" calcext:value-type="float">
            <text:p>2.3099264</text:p>
          </table:table-cell>
          <table:table-cell/>
          <table:table-cell office:value-type="float" office:value="29.8603138" calcext:value-type="float">
            <text:p>29.8603138</text:p>
          </table:table-cell>
          <table:table-cell office:value-type="float" office:value="19.1984708" calcext:value-type="float">
            <text:p>19.1984708</text:p>
          </table:table-cell>
          <table:table-cell/>
          <table:table-cell office:value-type="float" office:value="401.8596498" calcext:value-type="float">
            <text:p>401.8596498</text:p>
          </table:table-cell>
          <table:table-cell office:value-type="float" office:value="168.4017152" calcext:value-type="float">
            <text:p>168.4017152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3.5754304" calcext:value-type="float">
            <text:p>3.5754304</text:p>
          </table:table-cell>
          <table:table-cell office:value-type="float" office:value="2.5959296" calcext:value-type="float">
            <text:p>2.5959296</text:p>
          </table:table-cell>
          <table:table-cell/>
          <table:table-cell office:value-type="float" office:value="35.9166982" calcext:value-type="float">
            <text:p>35.9166982</text:p>
          </table:table-cell>
          <table:table-cell office:value-type="float" office:value="15.9220418" calcext:value-type="float">
            <text:p>15.9220418</text:p>
          </table:table-cell>
          <table:table-cell/>
          <table:table-cell office:value-type="float" office:value="358.6861328" calcext:value-type="float">
            <text:p>358.6861328</text:p>
          </table:table-cell>
          <table:table-cell office:value-type="float" office:value="159.826732" calcext:value-type="float">
            <text:p>159.826732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2.9040768" calcext:value-type="float">
            <text:p>2.9040768</text:p>
          </table:table-cell>
          <table:table-cell office:value-type="float" office:value="2.1977344" calcext:value-type="float">
            <text:p>2.1977344</text:p>
          </table:table-cell>
          <table:table-cell/>
          <table:table-cell office:value-type="float" office:value="35.6695992" calcext:value-type="float">
            <text:p>35.6695992</text:p>
          </table:table-cell>
          <table:table-cell office:value-type="float" office:value="18.2239048" calcext:value-type="float">
            <text:p>18.2239048</text:p>
          </table:table-cell>
          <table:table-cell/>
          <table:table-cell office:value-type="float" office:value="390.323712" calcext:value-type="float">
            <text:p>390.323712</text:p>
          </table:table-cell>
          <table:table-cell office:value-type="float" office:value="164.9501404" calcext:value-type="float">
            <text:p>164.950140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2.48432" calcext:value-type="float">
            <text:p>2.48432</text:p>
          </table:table-cell>
          <table:table-cell office:value-type="float" office:value="2.14528" calcext:value-type="float">
            <text:p>2.14528</text:p>
          </table:table-cell>
          <table:table-cell/>
          <table:table-cell office:value-type="float" office:value="31.781446" calcext:value-type="float">
            <text:p>31.781446</text:p>
          </table:table-cell>
          <table:table-cell office:value-type="float" office:value="17.8592836" calcext:value-type="float">
            <text:p>17.8592836</text:p>
          </table:table-cell>
          <table:table-cell/>
          <table:table-cell office:value-type="float" office:value="381.8227052" calcext:value-type="float">
            <text:p>381.8227052</text:p>
          </table:table-cell>
          <table:table-cell office:value-type="float" office:value="169.3463744" calcext:value-type="float">
            <text:p>169.3463744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2.5452672" calcext:value-type="float">
            <text:p>2.5452672</text:p>
          </table:table-cell>
          <table:table-cell office:value-type="float" office:value="1.949504" calcext:value-type="float">
            <text:p>1.949504</text:p>
          </table:table-cell>
          <table:table-cell/>
          <table:table-cell office:value-type="float" office:value="30.6882944" calcext:value-type="float">
            <text:p>30.6882944</text:p>
          </table:table-cell>
          <table:table-cell office:value-type="float" office:value="19.9357692" calcext:value-type="float">
            <text:p>19.9357692</text:p>
          </table:table-cell>
          <table:table-cell/>
          <table:table-cell office:value-type="float" office:value="358.4067932" calcext:value-type="float">
            <text:p>358.4067932</text:p>
          </table:table-cell>
          <table:table-cell office:value-type="float" office:value="173.2299074" calcext:value-type="float">
            <text:p>173.2299074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2.507712" calcext:value-type="float">
            <text:p>2.507712</text:p>
          </table:table-cell>
          <table:table-cell office:value-type="float" office:value="2.4499264" calcext:value-type="float">
            <text:p>2.4499264</text:p>
          </table:table-cell>
          <table:table-cell/>
          <table:table-cell office:value-type="float" office:value="32.3650038" calcext:value-type="float">
            <text:p>32.3650038</text:p>
          </table:table-cell>
          <table:table-cell office:value-type="float" office:value="19.0594436" calcext:value-type="float">
            <text:p>19.0594436</text:p>
          </table:table-cell>
          <table:table-cell/>
          <table:table-cell office:value-type="float" office:value="427.7219118" calcext:value-type="float">
            <text:p>427.7219118</text:p>
          </table:table-cell>
          <table:table-cell office:value-type="float" office:value="173.2786896" calcext:value-type="float">
            <text:p>173.2786896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2.237216" calcext:value-type="float">
            <text:p>2.237216</text:p>
          </table:table-cell>
          <table:table-cell office:value-type="float" office:value="2.60016" calcext:value-type="float">
            <text:p>2.60016</text:p>
          </table:table-cell>
          <table:table-cell/>
          <table:table-cell office:value-type="float" office:value="28.9223168" calcext:value-type="float">
            <text:p>28.9223168</text:p>
          </table:table-cell>
          <table:table-cell office:value-type="float" office:value="15.901114" calcext:value-type="float">
            <text:p>15.901114</text:p>
          </table:table-cell>
          <table:table-cell/>
          <table:table-cell office:value-type="float" office:value="337.024176" calcext:value-type="float">
            <text:p>337.024176</text:p>
          </table:table-cell>
          <table:table-cell office:value-type="float" office:value="163.9777834" calcext:value-type="float">
            <text:p>163.9777834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2.651264" calcext:value-type="float">
            <text:p>2.651264</text:p>
          </table:table-cell>
          <table:table-cell office:value-type="float" office:value="2.3570304" calcext:value-type="float">
            <text:p>2.3570304</text:p>
          </table:table-cell>
          <table:table-cell/>
          <table:table-cell office:value-type="float" office:value="27.303174" calcext:value-type="float">
            <text:p>27.303174</text:p>
          </table:table-cell>
          <table:table-cell office:value-type="float" office:value="17.8221246" calcext:value-type="float">
            <text:p>17.8221246</text:p>
          </table:table-cell>
          <table:table-cell/>
          <table:table-cell office:value-type="float" office:value="313.391455" calcext:value-type="float">
            <text:p>313.391455</text:p>
          </table:table-cell>
          <table:table-cell office:value-type="float" office:value="173.8763458" calcext:value-type="float">
            <text:p>173.876345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2.6820288" calcext:value-type="float">
            <text:p>2.6820288</text:p>
          </table:table-cell>
          <table:table-cell office:value-type="float" office:value="2.4163392" calcext:value-type="float">
            <text:p>2.4163392</text:p>
          </table:table-cell>
          <table:table-cell/>
          <table:table-cell office:value-type="float" office:value="23.5009602" calcext:value-type="float">
            <text:p>23.5009602</text:p>
          </table:table-cell>
          <table:table-cell office:value-type="float" office:value="18.0902974" calcext:value-type="float">
            <text:p>18.0902974</text:p>
          </table:table-cell>
          <table:table-cell/>
          <table:table-cell office:value-type="float" office:value="336.3597716" calcext:value-type="float">
            <text:p>336.3597716</text:p>
          </table:table-cell>
          <table:table-cell office:value-type="float" office:value="167.7959166" calcext:value-type="float">
            <text:p>167.7959166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2.3586816" calcext:value-type="float">
            <text:p>2.3586816</text:p>
          </table:table-cell>
          <table:table-cell office:value-type="float" office:value="2.2660288" calcext:value-type="float">
            <text:p>2.2660288</text:p>
          </table:table-cell>
          <table:table-cell/>
          <table:table-cell office:value-type="float" office:value="26.3344644" calcext:value-type="float">
            <text:p>26.3344644</text:p>
          </table:table-cell>
          <table:table-cell office:value-type="float" office:value="17.04736" calcext:value-type="float">
            <text:p>17.04736</text:p>
          </table:table-cell>
          <table:table-cell/>
          <table:table-cell office:value-type="float" office:value="370.0421996" calcext:value-type="float">
            <text:p>370.0421996</text:p>
          </table:table-cell>
          <table:table-cell office:value-type="float" office:value="173.4309144" calcext:value-type="float">
            <text:p>173.4309144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2.7326912" calcext:value-type="float">
            <text:p>2.7326912</text:p>
          </table:table-cell>
          <table:table-cell office:value-type="float" office:value="1.7467584" calcext:value-type="float">
            <text:p>1.7467584</text:p>
          </table:table-cell>
          <table:table-cell/>
          <table:table-cell office:value-type="float" office:value="26.4804994" calcext:value-type="float">
            <text:p>26.4804994</text:p>
          </table:table-cell>
          <table:table-cell office:value-type="float" office:value="15.579853" calcext:value-type="float">
            <text:p>15.579853</text:p>
          </table:table-cell>
          <table:table-cell/>
          <table:table-cell office:value-type="float" office:value="382.80412" calcext:value-type="float">
            <text:p>382.80412</text:p>
          </table:table-cell>
          <table:table-cell office:value-type="float" office:value="174.8210572" calcext:value-type="float">
            <text:p>174.821057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3.5619392" calcext:value-type="float">
            <text:p>3.5619392</text:p>
          </table:table-cell>
          <table:table-cell office:value-type="float" office:value="2.8665536" calcext:value-type="float">
            <text:p>2.8665536</text:p>
          </table:table-cell>
          <table:table-cell/>
          <table:table-cell office:value-type="float" office:value="37.3333632" calcext:value-type="float">
            <text:p>37.3333632</text:p>
          </table:table-cell>
          <table:table-cell office:value-type="float" office:value="16.0882878" calcext:value-type="float">
            <text:p>16.0882878</text:p>
          </table:table-cell>
          <table:table-cell/>
          <table:table-cell office:value-type="float" office:value="367.3520324" calcext:value-type="float">
            <text:p>367.3520324</text:p>
          </table:table-cell>
          <table:table-cell office:value-type="float" office:value="183.8741274" calcext:value-type="float">
            <text:p>183.874127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2.8039552" calcext:value-type="float">
            <text:p>2.8039552</text:p>
          </table:table-cell>
          <table:table-cell office:value-type="float" office:value="2.536768" calcext:value-type="float">
            <text:p>2.536768</text:p>
          </table:table-cell>
          <table:table-cell/>
          <table:table-cell office:value-type="float" office:value="34.1499518" calcext:value-type="float">
            <text:p>34.1499518</text:p>
          </table:table-cell>
          <table:table-cell office:value-type="float" office:value="19.0358978" calcext:value-type="float">
            <text:p>19.0358978</text:p>
          </table:table-cell>
          <table:table-cell/>
          <table:table-cell office:value-type="float" office:value="383.5750428" calcext:value-type="float">
            <text:p>383.5750428</text:p>
          </table:table-cell>
          <table:table-cell office:value-type="float" office:value="170.637747" calcext:value-type="float">
            <text:p>170.63774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.677152" calcext:value-type="float">
            <text:p>2.677152</text:p>
          </table:table-cell>
          <table:table-cell office:value-type="float" office:value="2.0057792" calcext:value-type="float">
            <text:p>2.0057792</text:p>
          </table:table-cell>
          <table:table-cell/>
          <table:table-cell office:value-type="float" office:value="31.65888" calcext:value-type="float">
            <text:p>31.65888</text:p>
          </table:table-cell>
          <table:table-cell office:value-type="float" office:value="14.7438588" calcext:value-type="float">
            <text:p>14.7438588</text:p>
          </table:table-cell>
          <table:table-cell/>
          <table:table-cell office:value-type="float" office:value="397.1390134" calcext:value-type="float">
            <text:p>397.1390134</text:p>
          </table:table-cell>
          <table:table-cell office:value-type="float" office:value="175.3149962" calcext:value-type="float">
            <text:p>175.314996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2.6130816" calcext:value-type="float">
            <text:p>2.6130816</text:p>
          </table:table-cell>
          <table:table-cell office:value-type="float" office:value="2.4577024" calcext:value-type="float">
            <text:p>2.4577024</text:p>
          </table:table-cell>
          <table:table-cell/>
          <table:table-cell office:value-type="float" office:value="25.3903744" calcext:value-type="float">
            <text:p>25.3903744</text:p>
          </table:table-cell>
          <table:table-cell office:value-type="float" office:value="15.9856574" calcext:value-type="float">
            <text:p>15.9856574</text:p>
          </table:table-cell>
          <table:table-cell/>
          <table:table-cell office:value-type="float" office:value="344.9888244" calcext:value-type="float">
            <text:p>344.9888244</text:p>
          </table:table-cell>
          <table:table-cell office:value-type="float" office:value="172.4125152" calcext:value-type="float">
            <text:p>172.412515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2.68336" calcext:value-type="float">
            <text:p>2.68336</text:p>
          </table:table-cell>
          <table:table-cell office:value-type="float" office:value="2.439616" calcext:value-type="float">
            <text:p>2.439616</text:p>
          </table:table-cell>
          <table:table-cell/>
          <table:table-cell office:value-type="float" office:value="30.3755706" calcext:value-type="float">
            <text:p>30.3755706</text:p>
          </table:table-cell>
          <table:table-cell office:value-type="float" office:value="15.8600064" calcext:value-type="float">
            <text:p>15.8600064</text:p>
          </table:table-cell>
          <table:table-cell/>
          <table:table-cell office:value-type="float" office:value="387.4179992" calcext:value-type="float">
            <text:p>387.4179992</text:p>
          </table:table-cell>
          <table:table-cell office:value-type="float" office:value="169.0140592" calcext:value-type="float">
            <text:p>169.014059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2.549504" calcext:value-type="float">
            <text:p>2.549504</text:p>
          </table:table-cell>
          <table:table-cell office:value-type="float" office:value="2.5877312" calcext:value-type="float">
            <text:p>2.5877312</text:p>
          </table:table-cell>
          <table:table-cell/>
          <table:table-cell office:value-type="float" office:value="24.0128388" calcext:value-type="float">
            <text:p>24.0128388</text:p>
          </table:table-cell>
          <table:table-cell office:value-type="float" office:value="16.1927362" calcext:value-type="float">
            <text:p>16.1927362</text:p>
          </table:table-cell>
          <table:table-cell/>
          <table:table-cell office:value-type="float" office:value="354.698419" calcext:value-type="float">
            <text:p>354.698419</text:p>
          </table:table-cell>
          <table:table-cell office:value-type="float" office:value="167.4581484" calcext:value-type="float">
            <text:p>167.458148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2.3827456" calcext:value-type="float">
            <text:p>2.3827456</text:p>
          </table:table-cell>
          <table:table-cell office:value-type="float" office:value="2.147168" calcext:value-type="float">
            <text:p>2.147168</text:p>
          </table:table-cell>
          <table:table-cell/>
          <table:table-cell office:value-type="float" office:value="23.9511616" calcext:value-type="float">
            <text:p>23.9511616</text:p>
          </table:table-cell>
          <table:table-cell office:value-type="float" office:value="16.654566" calcext:value-type="float">
            <text:p>16.654566</text:p>
          </table:table-cell>
          <table:table-cell/>
          <table:table-cell office:value-type="float" office:value="313.8694214" calcext:value-type="float">
            <text:p>313.8694214</text:p>
          </table:table-cell>
          <table:table-cell office:value-type="float" office:value="174.295883" calcext:value-type="float">
            <text:p>174.29588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1.7539456" calcext:value-type="float">
            <text:p>1.7539456</text:p>
          </table:table-cell>
          <table:table-cell office:value-type="float" office:value="2.4644032" calcext:value-type="float">
            <text:p>2.4644032</text:p>
          </table:table-cell>
          <table:table-cell/>
          <table:table-cell office:value-type="float" office:value="23.0385986" calcext:value-type="float">
            <text:p>23.0385986</text:p>
          </table:table-cell>
          <table:table-cell office:value-type="float" office:value="16.5308348" calcext:value-type="float">
            <text:p>16.5308348</text:p>
          </table:table-cell>
          <table:table-cell/>
          <table:table-cell office:value-type="float" office:value="328.9975588" calcext:value-type="float">
            <text:p>328.9975588</text:p>
          </table:table-cell>
          <table:table-cell office:value-type="float" office:value="167.8235656" calcext:value-type="float">
            <text:p>167.8235656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office:value-type="float" office:value="2.0950336" calcext:value-type="float">
            <text:p>2.0950336</text:p>
          </table:table-cell>
          <table:table-cell office:value-type="float" office:value="2.4226112" calcext:value-type="float">
            <text:p>2.4226112</text:p>
          </table:table-cell>
          <table:table-cell/>
          <table:table-cell office:value-type="float" office:value="20.9746882" calcext:value-type="float">
            <text:p>20.9746882</text:p>
          </table:table-cell>
          <table:table-cell office:value-type="float" office:value="19.180979" calcext:value-type="float">
            <text:p>19.180979</text:p>
          </table:table-cell>
          <table:table-cell/>
          <table:table-cell office:value-type="float" office:value="343.081909" calcext:value-type="float">
            <text:p>343.081909</text:p>
          </table:table-cell>
          <table:table-cell office:value-type="float" office:value="173.5815704" calcext:value-type="float">
            <text:p>173.581570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2.2576832" calcext:value-type="float">
            <text:p>2.2576832</text:p>
          </table:table-cell>
          <table:table-cell office:value-type="float" office:value="2.5837824" calcext:value-type="float">
            <text:p>2.5837824</text:p>
          </table:table-cell>
          <table:table-cell/>
          <table:table-cell office:value-type="float" office:value="22.8815616" calcext:value-type="float">
            <text:p>22.8815616</text:p>
          </table:table-cell>
          <table:table-cell office:value-type="float" office:value="18.5628992" calcext:value-type="float">
            <text:p>18.5628992</text:p>
          </table:table-cell>
          <table:table-cell/>
          <table:table-cell office:value-type="float" office:value="387.4768128" calcext:value-type="float">
            <text:p>387.4768128</text:p>
          </table:table-cell>
          <table:table-cell office:value-type="float" office:value="169.6204346" calcext:value-type="float">
            <text:p>169.6204346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2.8525952" calcext:value-type="float">
            <text:p>2.8525952</text:p>
          </table:table-cell>
          <table:table-cell office:value-type="float" office:value="2.488384" calcext:value-type="float">
            <text:p>2.488384</text:p>
          </table:table-cell>
          <table:table-cell/>
          <table:table-cell office:value-type="float" office:value="34.8238014" calcext:value-type="float">
            <text:p>34.8238014</text:p>
          </table:table-cell>
          <table:table-cell office:value-type="float" office:value="14.7512386" calcext:value-type="float">
            <text:p>14.7512386</text:p>
          </table:table-cell>
          <table:table-cell/>
          <table:table-cell office:value-type="float" office:value="349.3843628" calcext:value-type="float">
            <text:p>349.3843628</text:p>
          </table:table-cell>
          <table:table-cell office:value-type="float" office:value="176.283017" calcext:value-type="float">
            <text:p>176.283017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2.607936" calcext:value-type="float">
            <text:p>2.607936</text:p>
          </table:table-cell>
          <table:table-cell office:value-type="float" office:value="2.8392064" calcext:value-type="float">
            <text:p>2.8392064</text:p>
          </table:table-cell>
          <table:table-cell/>
          <table:table-cell office:value-type="float" office:value="29.3278528" calcext:value-type="float">
            <text:p>29.3278528</text:p>
          </table:table-cell>
          <table:table-cell office:value-type="float" office:value="18.386016" calcext:value-type="float">
            <text:p>18.386016</text:p>
          </table:table-cell>
          <table:table-cell/>
          <table:table-cell office:value-type="float" office:value="371.181665" calcext:value-type="float">
            <text:p>371.181665</text:p>
          </table:table-cell>
          <table:table-cell office:value-type="float" office:value="170.2001464" calcext:value-type="float">
            <text:p>170.2001464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2.7218624" calcext:value-type="float">
            <text:p>2.7218624</text:p>
          </table:table-cell>
          <table:table-cell office:value-type="float" office:value="1.9248768" calcext:value-type="float">
            <text:p>1.9248768</text:p>
          </table:table-cell>
          <table:table-cell/>
          <table:table-cell office:value-type="float" office:value="26.9945474" calcext:value-type="float">
            <text:p>26.9945474</text:p>
          </table:table-cell>
          <table:table-cell office:value-type="float" office:value="15.6018624" calcext:value-type="float">
            <text:p>15.6018624</text:p>
          </table:table-cell>
          <table:table-cell/>
          <table:table-cell office:value-type="float" office:value="382.3496218" calcext:value-type="float">
            <text:p>382.3496218</text:p>
          </table:table-cell>
          <table:table-cell office:value-type="float" office:value="169.33656" calcext:value-type="float">
            <text:p>169.33656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.6955904" calcext:value-type="float">
            <text:p>2.6955904</text:p>
          </table:table-cell>
          <table:table-cell office:value-type="float" office:value="2.5623872" calcext:value-type="float">
            <text:p>2.5623872</text:p>
          </table:table-cell>
          <table:table-cell/>
          <table:table-cell office:value-type="float" office:value="27.5580158" calcext:value-type="float">
            <text:p>27.5580158</text:p>
          </table:table-cell>
          <table:table-cell office:value-type="float" office:value="15.8112832" calcext:value-type="float">
            <text:p>15.8112832</text:p>
          </table:table-cell>
          <table:table-cell/>
          <table:table-cell office:value-type="float" office:value="346.6055604" calcext:value-type="float">
            <text:p>346.6055604</text:p>
          </table:table-cell>
          <table:table-cell office:value-type="float" office:value="167.5159546" calcext:value-type="float">
            <text:p>167.515954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2.6409472" calcext:value-type="float">
            <text:p>2.6409472</text:p>
          </table:table-cell>
          <table:table-cell office:value-type="float" office:value="2.8187008" calcext:value-type="float">
            <text:p>2.8187008</text:p>
          </table:table-cell>
          <table:table-cell/>
          <table:table-cell office:value-type="float" office:value="26.3658298" calcext:value-type="float">
            <text:p>26.3658298</text:p>
          </table:table-cell>
          <table:table-cell office:value-type="float" office:value="17.3174014" calcext:value-type="float">
            <text:p>17.3174014</text:p>
          </table:table-cell>
          <table:table-cell/>
          <table:table-cell office:value-type="float" office:value="369.8167052" calcext:value-type="float">
            <text:p>369.8167052</text:p>
          </table:table-cell>
          <table:table-cell office:value-type="float" office:value="169.7575592" calcext:value-type="float">
            <text:p>169.7575592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2.0835008" calcext:value-type="float">
            <text:p>2.0835008</text:p>
          </table:table-cell>
          <table:table-cell office:value-type="float" office:value="1.8710336" calcext:value-type="float">
            <text:p>1.8710336</text:p>
          </table:table-cell>
          <table:table-cell/>
          <table:table-cell office:value-type="float" office:value="25.2710014" calcext:value-type="float">
            <text:p>25.2710014</text:p>
          </table:table-cell>
          <table:table-cell office:value-type="float" office:value="17.6300096" calcext:value-type="float">
            <text:p>17.6300096</text:p>
          </table:table-cell>
          <table:table-cell/>
          <table:table-cell office:value-type="float" office:value="327.3395566" calcext:value-type="float">
            <text:p>327.3395566</text:p>
          </table:table-cell>
          <table:table-cell office:value-type="float" office:value="164.468585" calcext:value-type="float">
            <text:p>164.468585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2.5357696" calcext:value-type="float">
            <text:p>2.5357696</text:p>
          </table:table-cell>
          <table:table-cell office:value-type="float" office:value="2.4127104" calcext:value-type="float">
            <text:p>2.4127104</text:p>
          </table:table-cell>
          <table:table-cell/>
          <table:table-cell office:value-type="float" office:value="22.5186238" calcext:value-type="float">
            <text:p>22.5186238</text:p>
          </table:table-cell>
          <table:table-cell office:value-type="float" office:value="17.323027" calcext:value-type="float">
            <text:p>17.323027</text:p>
          </table:table-cell>
          <table:table-cell/>
          <table:table-cell office:value-type="float" office:value="311.9557678" calcext:value-type="float">
            <text:p>311.9557678</text:p>
          </table:table-cell>
          <table:table-cell office:value-type="float" office:value="172.8826478" calcext:value-type="float">
            <text:p>172.8826478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2.5064256" calcext:value-type="float">
            <text:p>2.5064256</text:p>
          </table:table-cell>
          <table:table-cell office:value-type="float" office:value="2.505632" calcext:value-type="float">
            <text:p>2.505632</text:p>
          </table:table-cell>
          <table:table-cell/>
          <table:table-cell office:value-type="float" office:value="23.8923072" calcext:value-type="float">
            <text:p>23.8923072</text:p>
          </table:table-cell>
          <table:table-cell office:value-type="float" office:value="18.4803518" calcext:value-type="float">
            <text:p>18.4803518</text:p>
          </table:table-cell>
          <table:table-cell/>
          <table:table-cell office:value-type="float" office:value="314.9269348" calcext:value-type="float">
            <text:p>314.9269348</text:p>
          </table:table-cell>
          <table:table-cell office:value-type="float" office:value="168.1064514" calcext:value-type="float">
            <text:p>168.1064514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office:value-type="float" office:value="2.3641664" calcext:value-type="float">
            <text:p>2.3641664</text:p>
          </table:table-cell>
          <table:table-cell office:value-type="float" office:value="2.7197184" calcext:value-type="float">
            <text:p>2.7197184</text:p>
          </table:table-cell>
          <table:table-cell/>
          <table:table-cell office:value-type="float" office:value="24.2648188" calcext:value-type="float">
            <text:p>24.2648188</text:p>
          </table:table-cell>
          <table:table-cell office:value-type="float" office:value="16.7923138" calcext:value-type="float">
            <text:p>16.7923138</text:p>
          </table:table-cell>
          <table:table-cell/>
          <table:table-cell office:value-type="float" office:value="347.8434508" calcext:value-type="float">
            <text:p>347.8434508</text:p>
          </table:table-cell>
          <table:table-cell office:value-type="float" office:value="172.2304078" calcext:value-type="float">
            <text:p>172.2304078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.6528256" calcext:value-type="float">
            <text:p>2.6528256</text:p>
          </table:table-cell>
          <table:table-cell office:value-type="float" office:value="2.2470272" calcext:value-type="float">
            <text:p>2.2470272</text:p>
          </table:table-cell>
          <table:table-cell/>
          <table:table-cell office:value-type="float" office:value="22.526074" calcext:value-type="float">
            <text:p>22.526074</text:p>
          </table:table-cell>
          <table:table-cell office:value-type="float" office:value="17.3366592" calcext:value-type="float">
            <text:p>17.3366592</text:p>
          </table:table-cell>
          <table:table-cell/>
          <table:table-cell office:value-type="float" office:value="381.9039612" calcext:value-type="float">
            <text:p>381.9039612</text:p>
          </table:table-cell>
          <table:table-cell office:value-type="float" office:value="166.4945952" calcext:value-type="float">
            <text:p>166.4945952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3.121248" calcext:value-type="float">
            <text:p>3.121248</text:p>
          </table:table-cell>
          <table:table-cell office:value-type="float" office:value="2.232064" calcext:value-type="float">
            <text:p>2.232064</text:p>
          </table:table-cell>
          <table:table-cell/>
          <table:table-cell office:value-type="float" office:value="32.8340806" calcext:value-type="float">
            <text:p>32.8340806</text:p>
          </table:table-cell>
          <table:table-cell office:value-type="float" office:value="15.8318338" calcext:value-type="float">
            <text:p>15.8318338</text:p>
          </table:table-cell>
          <table:table-cell/>
          <table:table-cell office:value-type="float" office:value="366.2055544" calcext:value-type="float">
            <text:p>366.2055544</text:p>
          </table:table-cell>
          <table:table-cell office:value-type="float" office:value="171.1592012" calcext:value-type="float">
            <text:p>171.1592012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3.0444416" calcext:value-type="float">
            <text:p>3.0444416</text:p>
          </table:table-cell>
          <table:table-cell office:value-type="float" office:value="2.3862016" calcext:value-type="float">
            <text:p>2.3862016</text:p>
          </table:table-cell>
          <table:table-cell/>
          <table:table-cell office:value-type="float" office:value="29.7649662" calcext:value-type="float">
            <text:p>29.7649662</text:p>
          </table:table-cell>
          <table:table-cell office:value-type="float" office:value="19.193747" calcext:value-type="float">
            <text:p>19.193747</text:p>
          </table:table-cell>
          <table:table-cell/>
          <table:table-cell office:value-type="float" office:value="375.209149" calcext:value-type="float">
            <text:p>375.209149</text:p>
          </table:table-cell>
          <table:table-cell office:value-type="float" office:value="173.2153656" calcext:value-type="float">
            <text:p>173.2153656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2.3192384" calcext:value-type="float">
            <text:p>2.3192384</text:p>
          </table:table-cell>
          <table:table-cell office:value-type="float" office:value="2.430432" calcext:value-type="float">
            <text:p>2.430432</text:p>
          </table:table-cell>
          <table:table-cell/>
          <table:table-cell office:value-type="float" office:value="24.8969472" calcext:value-type="float">
            <text:p>24.8969472</text:p>
          </table:table-cell>
          <table:table-cell office:value-type="float" office:value="17.9807106" calcext:value-type="float">
            <text:p>17.9807106</text:p>
          </table:table-cell>
          <table:table-cell/>
          <table:table-cell office:value-type="float" office:value="372.8478454" calcext:value-type="float">
            <text:p>372.8478454</text:p>
          </table:table-cell>
          <table:table-cell office:value-type="float" office:value="169.241794" calcext:value-type="float">
            <text:p>169.241794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2.9190528" calcext:value-type="float">
            <text:p>2.9190528</text:p>
          </table:table-cell>
          <table:table-cell office:value-type="float" office:value="2.2584" calcext:value-type="float">
            <text:p>2.2584</text:p>
          </table:table-cell>
          <table:table-cell/>
          <table:table-cell office:value-type="float" office:value="22.504819" calcext:value-type="float">
            <text:p>22.504819</text:p>
          </table:table-cell>
          <table:table-cell office:value-type="float" office:value="18.267571" calcext:value-type="float">
            <text:p>18.267571</text:p>
          </table:table-cell>
          <table:table-cell/>
          <table:table-cell office:value-type="float" office:value="348.2733764" calcext:value-type="float">
            <text:p>348.2733764</text:p>
          </table:table-cell>
          <table:table-cell office:value-type="float" office:value="178.985083" calcext:value-type="float">
            <text:p>178.985083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2.4111488" calcext:value-type="float">
            <text:p>2.4111488</text:p>
          </table:table-cell>
          <table:table-cell office:value-type="float" office:value="2.4641728" calcext:value-type="float">
            <text:p>2.4641728</text:p>
          </table:table-cell>
          <table:table-cell/>
          <table:table-cell office:value-type="float" office:value="28.1873144" calcext:value-type="float">
            <text:p>28.1873144</text:p>
          </table:table-cell>
          <table:table-cell office:value-type="float" office:value="15.7949308" calcext:value-type="float">
            <text:p>15.7949308</text:p>
          </table:table-cell>
          <table:table-cell/>
          <table:table-cell office:value-type="float" office:value="385.7379456" calcext:value-type="float">
            <text:p>385.7379456</text:p>
          </table:table-cell>
          <table:table-cell office:value-type="float" office:value="166.3392304" calcext:value-type="float">
            <text:p>166.339230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  <table:table-cell office:value-type="float" office:value="2.73648" calcext:value-type="float">
            <text:p>2.73648</text:p>
          </table:table-cell>
          <table:table-cell office:value-type="float" office:value="2.0588608" calcext:value-type="float">
            <text:p>2.0588608</text:p>
          </table:table-cell>
          <table:table-cell/>
          <table:table-cell office:value-type="float" office:value="21.4732862" calcext:value-type="float">
            <text:p>21.4732862</text:p>
          </table:table-cell>
          <table:table-cell office:value-type="float" office:value="15.9776954" calcext:value-type="float">
            <text:p>15.9776954</text:p>
          </table:table-cell>
          <table:table-cell/>
          <table:table-cell office:value-type="float" office:value="326.1499514" calcext:value-type="float">
            <text:p>326.1499514</text:p>
          </table:table-cell>
          <table:table-cell office:value-type="float" office:value="175.552823" calcext:value-type="float">
            <text:p>175.552823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2.5521728" calcext:value-type="float">
            <text:p>2.5521728</text:p>
          </table:table-cell>
          <table:table-cell office:value-type="float" office:value="1.9906048" calcext:value-type="float">
            <text:p>1.9906048</text:p>
          </table:table-cell>
          <table:table-cell/>
          <table:table-cell office:value-type="float" office:value="24.472691" calcext:value-type="float">
            <text:p>24.472691</text:p>
          </table:table-cell>
          <table:table-cell office:value-type="float" office:value="17.6297284" calcext:value-type="float">
            <text:p>17.6297284</text:p>
          </table:table-cell>
          <table:table-cell/>
          <table:table-cell office:value-type="float" office:value="307.6403378" calcext:value-type="float">
            <text:p>307.6403378</text:p>
          </table:table-cell>
          <table:table-cell office:value-type="float" office:value="167.8071228" calcext:value-type="float">
            <text:p>167.8071228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2.2709888" calcext:value-type="float">
            <text:p>2.2709888</text:p>
          </table:table-cell>
          <table:table-cell office:value-type="float" office:value="1.9959104" calcext:value-type="float">
            <text:p>1.9959104</text:p>
          </table:table-cell>
          <table:table-cell/>
          <table:table-cell office:value-type="float" office:value="21.8218816" calcext:value-type="float">
            <text:p>21.8218816</text:p>
          </table:table-cell>
          <table:table-cell office:value-type="float" office:value="18.4833218" calcext:value-type="float">
            <text:p>18.4833218</text:p>
          </table:table-cell>
          <table:table-cell/>
          <table:table-cell office:value-type="float" office:value="317.0429382" calcext:value-type="float">
            <text:p>317.0429382</text:p>
          </table:table-cell>
          <table:table-cell office:value-type="float" office:value="172.8898346" calcext:value-type="float">
            <text:p>172.8898346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2.3849344" calcext:value-type="float">
            <text:p>2.3849344</text:p>
          </table:table-cell>
          <table:table-cell office:value-type="float" office:value="2.1029632" calcext:value-type="float">
            <text:p>2.1029632</text:p>
          </table:table-cell>
          <table:table-cell/>
          <table:table-cell office:value-type="float" office:value="21.9626046" calcext:value-type="float">
            <text:p>21.9626046</text:p>
          </table:table-cell>
          <table:table-cell office:value-type="float" office:value="17.6958142" calcext:value-type="float">
            <text:p>17.6958142</text:p>
          </table:table-cell>
          <table:table-cell/>
          <table:table-cell office:value-type="float" office:value="318.6820678" calcext:value-type="float">
            <text:p>318.6820678</text:p>
          </table:table-cell>
          <table:table-cell office:value-type="float" office:value="164.5910522" calcext:value-type="float">
            <text:p>164.5910522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.838688" calcext:value-type="float">
            <text:p>1.838688</text:p>
          </table:table-cell>
          <table:table-cell office:value-type="float" office:value="2.087776" calcext:value-type="float">
            <text:p>2.087776</text:p>
          </table:table-cell>
          <table:table-cell/>
          <table:table-cell office:value-type="float" office:value="21.6731324" calcext:value-type="float">
            <text:p>21.6731324</text:p>
          </table:table-cell>
          <table:table-cell office:value-type="float" office:value="16.3750976" calcext:value-type="float">
            <text:p>16.3750976</text:p>
          </table:table-cell>
          <table:table-cell/>
          <table:table-cell office:value-type="float" office:value="369.0104554" calcext:value-type="float">
            <text:p>369.0104554</text:p>
          </table:table-cell>
          <table:table-cell office:value-type="float" office:value="166.0391084" calcext:value-type="float">
            <text:p>166.0391084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3.1807936" calcext:value-type="float">
            <text:p>3.1807936</text:p>
          </table:table-cell>
          <table:table-cell office:value-type="float" office:value="2.6671744" calcext:value-type="float">
            <text:p>2.6671744</text:p>
          </table:table-cell>
          <table:table-cell/>
          <table:table-cell office:value-type="float" office:value="31.4759358" calcext:value-type="float">
            <text:p>31.4759358</text:p>
          </table:table-cell>
          <table:table-cell office:value-type="float" office:value="19.3099324" calcext:value-type="float">
            <text:p>19.3099324</text:p>
          </table:table-cell>
          <table:table-cell/>
          <table:table-cell office:value-type="float" office:value="358.5075194" calcext:value-type="float">
            <text:p>358.5075194</text:p>
          </table:table-cell>
          <table:table-cell office:value-type="float" office:value="170.0462706" calcext:value-type="float">
            <text:p>170.0462706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2.5670592" calcext:value-type="float">
            <text:p>2.5670592</text:p>
          </table:table-cell>
          <table:table-cell office:value-type="float" office:value="2.162464" calcext:value-type="float">
            <text:p>2.162464</text:p>
          </table:table-cell>
          <table:table-cell/>
          <table:table-cell office:value-type="float" office:value="25.5951428" calcext:value-type="float">
            <text:p>25.5951428</text:p>
          </table:table-cell>
          <table:table-cell office:value-type="float" office:value="17.7533054" calcext:value-type="float">
            <text:p>17.7533054</text:p>
          </table:table-cell>
          <table:table-cell/>
          <table:table-cell office:value-type="float" office:value="371.4599914" calcext:value-type="float">
            <text:p>371.4599914</text:p>
          </table:table-cell>
          <table:table-cell office:value-type="float" office:value="178.4595184" calcext:value-type="float">
            <text:p>178.4595184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2.6299072" calcext:value-type="float">
            <text:p>2.6299072</text:p>
          </table:table-cell>
          <table:table-cell office:value-type="float" office:value="2.48" calcext:value-type="float">
            <text:p>2.48</text:p>
          </table:table-cell>
          <table:table-cell/>
          <table:table-cell office:value-type="float" office:value="25.9941188" calcext:value-type="float">
            <text:p>25.9941188</text:p>
          </table:table-cell>
          <table:table-cell office:value-type="float" office:value="16.2184194" calcext:value-type="float">
            <text:p>16.2184194</text:p>
          </table:table-cell>
          <table:table-cell/>
          <table:table-cell office:value-type="float" office:value="377.0844422" calcext:value-type="float">
            <text:p>377.0844422</text:p>
          </table:table-cell>
          <table:table-cell office:value-type="float" office:value="172.8434876" calcext:value-type="float">
            <text:p>172.8434876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float" office:value="2.6340608" calcext:value-type="float">
            <text:p>2.6340608</text:p>
          </table:table-cell>
          <table:table-cell office:value-type="float" office:value="1.9697472" calcext:value-type="float">
            <text:p>1.9697472</text:p>
          </table:table-cell>
          <table:table-cell/>
          <table:table-cell office:value-type="float" office:value="26.5039684" calcext:value-type="float">
            <text:p>26.5039684</text:p>
          </table:table-cell>
          <table:table-cell office:value-type="float" office:value="20.2790778" calcext:value-type="float">
            <text:p>20.2790778</text:p>
          </table:table-cell>
          <table:table-cell/>
          <table:table-cell office:value-type="float" office:value="358.7299498" calcext:value-type="float">
            <text:p>358.7299498</text:p>
          </table:table-cell>
          <table:table-cell office:value-type="float" office:value="173.842096" calcext:value-type="float">
            <text:p>173.842096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2.3172544" calcext:value-type="float">
            <text:p>2.3172544</text:p>
          </table:table-cell>
          <table:table-cell office:value-type="float" office:value="2.4039808" calcext:value-type="float">
            <text:p>2.4039808</text:p>
          </table:table-cell>
          <table:table-cell/>
          <table:table-cell office:value-type="float" office:value="26.4641982" calcext:value-type="float">
            <text:p>26.4641982</text:p>
          </table:table-cell>
          <table:table-cell office:value-type="float" office:value="17.1679548" calcext:value-type="float">
            <text:p>17.1679548</text:p>
          </table:table-cell>
          <table:table-cell/>
          <table:table-cell office:value-type="float" office:value="386.2101806" calcext:value-type="float">
            <text:p>386.2101806</text:p>
          </table:table-cell>
          <table:table-cell office:value-type="float" office:value="168.0126708" calcext:value-type="float">
            <text:p>168.0126708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2.597184" calcext:value-type="float">
            <text:p>2.597184</text:p>
          </table:table-cell>
          <table:table-cell office:value-type="float" office:value="2.5614016" calcext:value-type="float">
            <text:p>2.5614016</text:p>
          </table:table-cell>
          <table:table-cell/>
          <table:table-cell office:value-type="float" office:value="21.4422334" calcext:value-type="float">
            <text:p>21.4422334</text:p>
          </table:table-cell>
          <table:table-cell office:value-type="float" office:value="16.4362428" calcext:value-type="float">
            <text:p>16.4362428</text:p>
          </table:table-cell>
          <table:table-cell/>
          <table:table-cell office:value-type="float" office:value="315.2922424" calcext:value-type="float">
            <text:p>315.2922424</text:p>
          </table:table-cell>
          <table:table-cell office:value-type="float" office:value="169.8704834" calcext:value-type="float">
            <text:p>169.870483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  <table:table-cell office:value-type="float" office:value="2.3986304" calcext:value-type="float">
            <text:p>2.3986304</text:p>
          </table:table-cell>
          <table:table-cell office:value-type="float" office:value="2.1572352" calcext:value-type="float">
            <text:p>2.1572352</text:p>
          </table:table-cell>
          <table:table-cell/>
          <table:table-cell office:value-type="float" office:value="25.0572418" calcext:value-type="float">
            <text:p>25.0572418</text:p>
          </table:table-cell>
          <table:table-cell office:value-type="float" office:value="17.085043" calcext:value-type="float">
            <text:p>17.085043</text:p>
          </table:table-cell>
          <table:table-cell/>
          <table:table-cell office:value-type="float" office:value="302.3977356" calcext:value-type="float">
            <text:p>302.3977356</text:p>
          </table:table-cell>
          <table:table-cell office:value-type="float" office:value="163.9569792" calcext:value-type="float">
            <text:p>163.9569792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2.39488" calcext:value-type="float">
            <text:p>2.39488</text:p>
          </table:table-cell>
          <table:table-cell office:value-type="float" office:value="2.3074752" calcext:value-type="float">
            <text:p>2.3074752</text:p>
          </table:table-cell>
          <table:table-cell/>
          <table:table-cell office:value-type="float" office:value="22.880665" calcext:value-type="float">
            <text:p>22.880665</text:p>
          </table:table-cell>
          <table:table-cell office:value-type="float" office:value="19.5737088" calcext:value-type="float">
            <text:p>19.5737088</text:p>
          </table:table-cell>
          <table:table-cell/>
          <table:table-cell office:value-type="float" office:value="309.397711" calcext:value-type="float">
            <text:p>309.397711</text:p>
          </table:table-cell>
          <table:table-cell office:value-type="float" office:value="174.1533752" calcext:value-type="float">
            <text:p>174.1533752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1.928928" calcext:value-type="float">
            <text:p>1.928928</text:p>
          </table:table-cell>
          <table:table-cell office:value-type="float" office:value="2.6910272" calcext:value-type="float">
            <text:p>2.6910272</text:p>
          </table:table-cell>
          <table:table-cell/>
          <table:table-cell office:value-type="float" office:value="21.263251" calcext:value-type="float">
            <text:p>21.263251</text:p>
          </table:table-cell>
          <table:table-cell office:value-type="float" office:value="15.537267" calcext:value-type="float">
            <text:p>15.537267</text:p>
          </table:table-cell>
          <table:table-cell/>
          <table:table-cell office:value-type="float" office:value="316.4475034" calcext:value-type="float">
            <text:p>316.4475034</text:p>
          </table:table-cell>
          <table:table-cell office:value-type="float" office:value="168.467923" calcext:value-type="float">
            <text:p>168.467923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2.6382144" calcext:value-type="float">
            <text:p>2.6382144</text:p>
          </table:table-cell>
          <table:table-cell office:value-type="float" office:value="2.5355456" calcext:value-type="float">
            <text:p>2.5355456</text:p>
          </table:table-cell>
          <table:table-cell/>
          <table:table-cell office:value-type="float" office:value="21.9219906" calcext:value-type="float">
            <text:p>21.9219906</text:p>
          </table:table-cell>
          <table:table-cell office:value-type="float" office:value="18.4145664" calcext:value-type="float">
            <text:p>18.4145664</text:p>
          </table:table-cell>
          <table:table-cell/>
          <table:table-cell office:value-type="float" office:value="339.5434998" calcext:value-type="float">
            <text:p>339.5434998</text:p>
          </table:table-cell>
          <table:table-cell office:value-type="float" office:value="162.717624" calcext:value-type="float">
            <text:p>162.717624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3.0496256" calcext:value-type="float">
            <text:p>3.0496256</text:p>
          </table:table-cell>
          <table:table-cell office:value-type="float" office:value="2.5527104" calcext:value-type="float">
            <text:p>2.5527104</text:p>
          </table:table-cell>
          <table:table-cell/>
          <table:table-cell office:value-type="float" office:value="30.3856582" calcext:value-type="float">
            <text:p>30.3856582</text:p>
          </table:table-cell>
          <table:table-cell office:value-type="float" office:value="17.394195" calcext:value-type="float">
            <text:p>17.394195</text:p>
          </table:table-cell>
          <table:table-cell/>
          <table:table-cell office:value-type="float" office:value="367.4618224" calcext:value-type="float">
            <text:p>367.4618224</text:p>
          </table:table-cell>
          <table:table-cell office:value-type="float" office:value="157.4878464" calcext:value-type="float">
            <text:p>157.4878464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2.5078144" calcext:value-type="float">
            <text:p>2.5078144</text:p>
          </table:table-cell>
          <table:table-cell office:value-type="float" office:value="2.4507008" calcext:value-type="float">
            <text:p>2.4507008</text:p>
          </table:table-cell>
          <table:table-cell/>
          <table:table-cell office:value-type="float" office:value="27.757818" calcext:value-type="float">
            <text:p>27.757818</text:p>
          </table:table-cell>
          <table:table-cell office:value-type="float" office:value="20.3496" calcext:value-type="float">
            <text:p>20.3496</text:p>
          </table:table-cell>
          <table:table-cell/>
          <table:table-cell office:value-type="float" office:value="365.8347778" calcext:value-type="float">
            <text:p>365.8347778</text:p>
          </table:table-cell>
          <table:table-cell office:value-type="float" office:value="170.3500794" calcext:value-type="float">
            <text:p>170.3500794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2.3175424" calcext:value-type="float">
            <text:p>2.3175424</text:p>
          </table:table-cell>
          <table:table-cell office:value-type="float" office:value="2.0979072" calcext:value-type="float">
            <text:p>2.0979072</text:p>
          </table:table-cell>
          <table:table-cell/>
          <table:table-cell office:value-type="float" office:value="25.6391168" calcext:value-type="float">
            <text:p>25.6391168</text:p>
          </table:table-cell>
          <table:table-cell office:value-type="float" office:value="17.3113592" calcext:value-type="float">
            <text:p>17.3113592</text:p>
          </table:table-cell>
          <table:table-cell/>
          <table:table-cell office:value-type="float" office:value="366.5402894" calcext:value-type="float">
            <text:p>366.5402894</text:p>
          </table:table-cell>
          <table:table-cell office:value-type="float" office:value="163.1609802" calcext:value-type="float">
            <text:p>163.1609802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2.1879808" calcext:value-type="float">
            <text:p>2.1879808</text:p>
          </table:table-cell>
          <table:table-cell office:value-type="float" office:value="1.906272" calcext:value-type="float">
            <text:p>1.906272</text:p>
          </table:table-cell>
          <table:table-cell/>
          <table:table-cell office:value-type="float" office:value="23.645984" calcext:value-type="float">
            <text:p>23.645984</text:p>
          </table:table-cell>
          <table:table-cell office:value-type="float" office:value="21.1133252" calcext:value-type="float">
            <text:p>21.1133252</text:p>
          </table:table-cell>
          <table:table-cell/>
          <table:table-cell office:value-type="float" office:value="350.1884034" calcext:value-type="float">
            <text:p>350.1884034</text:p>
          </table:table-cell>
          <table:table-cell office:value-type="float" office:value="164.538901" calcext:value-type="float">
            <text:p>164.538901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2.4772352" calcext:value-type="float">
            <text:p>2.4772352</text:p>
          </table:table-cell>
          <table:table-cell office:value-type="float" office:value="2.616512" calcext:value-type="float">
            <text:p>2.616512</text:p>
          </table:table-cell>
          <table:table-cell/>
          <table:table-cell office:value-type="float" office:value="23.0082758" calcext:value-type="float">
            <text:p>23.0082758</text:p>
          </table:table-cell>
          <table:table-cell office:value-type="float" office:value="15.6076096" calcext:value-type="float">
            <text:p>15.6076096</text:p>
          </table:table-cell>
          <table:table-cell/>
          <table:table-cell office:value-type="float" office:value="383.772583" calcext:value-type="float">
            <text:p>383.772583</text:p>
          </table:table-cell>
          <table:table-cell office:value-type="float" office:value="172.6497558" calcext:value-type="float">
            <text:p>172.6497558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2.315616" calcext:value-type="float">
            <text:p>2.315616</text:p>
          </table:table-cell>
          <table:table-cell office:value-type="float" office:value="2.377952" calcext:value-type="float">
            <text:p>2.377952</text:p>
          </table:table-cell>
          <table:table-cell/>
          <table:table-cell office:value-type="float" office:value="21.857043" calcext:value-type="float">
            <text:p>21.857043</text:p>
          </table:table-cell>
          <table:table-cell office:value-type="float" office:value="17.29312" calcext:value-type="float">
            <text:p>17.29312</text:p>
          </table:table-cell>
          <table:table-cell/>
          <table:table-cell office:value-type="float" office:value="309.511334" calcext:value-type="float">
            <text:p>309.511334</text:p>
          </table:table-cell>
          <table:table-cell office:value-type="float" office:value="168.2996888" calcext:value-type="float">
            <text:p>168.2996888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2.1824192" calcext:value-type="float">
            <text:p>2.1824192</text:p>
          </table:table-cell>
          <table:table-cell office:value-type="float" office:value="2.2134336" calcext:value-type="float">
            <text:p>2.2134336</text:p>
          </table:table-cell>
          <table:table-cell/>
          <table:table-cell office:value-type="float" office:value="21.1770624" calcext:value-type="float">
            <text:p>21.1770624</text:p>
          </table:table-cell>
          <table:table-cell office:value-type="float" office:value="15.5654014" calcext:value-type="float">
            <text:p>15.5654014</text:p>
          </table:table-cell>
          <table:table-cell/>
          <table:table-cell office:value-type="float" office:value="302.920349" calcext:value-type="float">
            <text:p>302.920349</text:p>
          </table:table-cell>
          <table:table-cell office:value-type="float" office:value="171.2123962" calcext:value-type="float">
            <text:p>171.212396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00" calcext:value-type="float">
            <text:p>800</text:p>
          </table:table-cell>
          <table:table-cell office:value-type="float" office:value="1.7407424" calcext:value-type="float">
            <text:p>1.7407424</text:p>
          </table:table-cell>
          <table:table-cell office:value-type="float" office:value="2.0113024" calcext:value-type="float">
            <text:p>2.0113024</text:p>
          </table:table-cell>
          <table:table-cell/>
          <table:table-cell office:value-type="float" office:value="20.8438786" calcext:value-type="float">
            <text:p>20.8438786</text:p>
          </table:table-cell>
          <table:table-cell office:value-type="float" office:value="17.3524482" calcext:value-type="float">
            <text:p>17.3524482</text:p>
          </table:table-cell>
          <table:table-cell/>
          <table:table-cell office:value-type="float" office:value="284.2104644" calcext:value-type="float">
            <text:p>284.2104644</text:p>
          </table:table-cell>
          <table:table-cell office:value-type="float" office:value="165.7387238" calcext:value-type="float">
            <text:p>165.7387238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2.3997952" calcext:value-type="float">
            <text:p>2.3997952</text:p>
          </table:table-cell>
          <table:table-cell office:value-type="float" office:value="2.1866432" calcext:value-type="float">
            <text:p>2.1866432</text:p>
          </table:table-cell>
          <table:table-cell/>
          <table:table-cell office:value-type="float" office:value="20.8064254" calcext:value-type="float">
            <text:p>20.8064254</text:p>
          </table:table-cell>
          <table:table-cell office:value-type="float" office:value="17.9647938" calcext:value-type="float">
            <text:p>17.9647938</text:p>
          </table:table-cell>
          <table:table-cell/>
          <table:table-cell office:value-type="float" office:value="305.3718508" calcext:value-type="float">
            <text:p>305.3718508</text:p>
          </table:table-cell>
          <table:table-cell office:value-type="float" office:value="168.778412" calcext:value-type="float">
            <text:p>168.778412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.7772992" calcext:value-type="float">
            <text:p>2.7772992</text:p>
          </table:table-cell>
          <table:table-cell office:value-type="float" office:value="2.6799232" calcext:value-type="float">
            <text:p>2.6799232</text:p>
          </table:table-cell>
          <table:table-cell/>
          <table:table-cell office:value-type="float" office:value="20.4326716" calcext:value-type="float">
            <text:p>20.4326716</text:p>
          </table:table-cell>
          <table:table-cell office:value-type="float" office:value="14.2373632" calcext:value-type="float">
            <text:p>14.2373632</text:p>
          </table:table-cell>
          <table:table-cell/>
          <table:table-cell office:value-type="float" office:value="318.18952" calcext:value-type="float">
            <text:p>318.18952</text:p>
          </table:table-cell>
          <table:table-cell office:value-type="float" office:value="156.9659898" calcext:value-type="float">
            <text:p>156.9659898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2.8039744" calcext:value-type="float">
            <text:p>2.8039744</text:p>
          </table:table-cell>
          <table:table-cell office:value-type="float" office:value="1.916096" calcext:value-type="float">
            <text:p>1.916096</text:p>
          </table:table-cell>
          <table:table-cell/>
          <table:table-cell office:value-type="float" office:value="30.0894914" calcext:value-type="float">
            <text:p>30.0894914</text:p>
          </table:table-cell>
          <table:table-cell office:value-type="float" office:value="16.7139642" calcext:value-type="float">
            <text:p>16.7139642</text:p>
          </table:table-cell>
          <table:table-cell/>
          <table:table-cell office:value-type="float" office:value="352.9831484" calcext:value-type="float">
            <text:p>352.9831484</text:p>
          </table:table-cell>
          <table:table-cell office:value-type="float" office:value="170.605246" calcext:value-type="float">
            <text:p>170.605246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2.5296768" calcext:value-type="float">
            <text:p>2.5296768</text:p>
          </table:table-cell>
          <table:table-cell office:value-type="float" office:value="1.4881024" calcext:value-type="float">
            <text:p>1.4881024</text:p>
          </table:table-cell>
          <table:table-cell/>
          <table:table-cell office:value-type="float" office:value="25.0519682" calcext:value-type="float">
            <text:p>25.0519682</text:p>
          </table:table-cell>
          <table:table-cell office:value-type="float" office:value="16.0074308" calcext:value-type="float">
            <text:p>16.0074308</text:p>
          </table:table-cell>
          <table:table-cell/>
          <table:table-cell office:value-type="float" office:value="341.0744688" calcext:value-type="float">
            <text:p>341.0744688</text:p>
          </table:table-cell>
          <table:table-cell office:value-type="float" office:value="172.7570284" calcext:value-type="float">
            <text:p>172.7570284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2.5759808" calcext:value-type="float">
            <text:p>2.5759808</text:p>
          </table:table-cell>
          <table:table-cell office:value-type="float" office:value="2.4994944" calcext:value-type="float">
            <text:p>2.4994944</text:p>
          </table:table-cell>
          <table:table-cell/>
          <table:table-cell office:value-type="float" office:value="26.1898626" calcext:value-type="float">
            <text:p>26.1898626</text:p>
          </table:table-cell>
          <table:table-cell office:value-type="float" office:value="17.4703742" calcext:value-type="float">
            <text:p>17.4703742</text:p>
          </table:table-cell>
          <table:table-cell/>
          <table:table-cell office:value-type="float" office:value="378.3851136" calcext:value-type="float">
            <text:p>378.3851136</text:p>
          </table:table-cell>
          <table:table-cell office:value-type="float" office:value="167.127002" calcext:value-type="float">
            <text:p>167.127002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2.5415232" calcext:value-type="float">
            <text:p>2.5415232</text:p>
          </table:table-cell>
          <table:table-cell office:value-type="float" office:value="2.5601024" calcext:value-type="float">
            <text:p>2.5601024</text:p>
          </table:table-cell>
          <table:table-cell/>
          <table:table-cell office:value-type="float" office:value="23.3947524" calcext:value-type="float">
            <text:p>23.3947524</text:p>
          </table:table-cell>
          <table:table-cell office:value-type="float" office:value="16.0982912" calcext:value-type="float">
            <text:p>16.0982912</text:p>
          </table:table-cell>
          <table:table-cell/>
          <table:table-cell office:value-type="float" office:value="350.1539064" calcext:value-type="float">
            <text:p>350.1539064</text:p>
          </table:table-cell>
          <table:table-cell office:value-type="float" office:value="164.281824" calcext:value-type="float">
            <text:p>164.281824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float" office:value="2.271168" calcext:value-type="float">
            <text:p>2.271168</text:p>
          </table:table-cell>
          <table:table-cell office:value-type="float" office:value="2.406176" calcext:value-type="float">
            <text:p>2.406176</text:p>
          </table:table-cell>
          <table:table-cell/>
          <table:table-cell office:value-type="float" office:value="20.9899068" calcext:value-type="float">
            <text:p>20.9899068</text:p>
          </table:table-cell>
          <table:table-cell office:value-type="float" office:value="14.3226176" calcext:value-type="float">
            <text:p>14.3226176</text:p>
          </table:table-cell>
          <table:table-cell/>
          <table:table-cell office:value-type="float" office:value="356.072882" calcext:value-type="float">
            <text:p>356.072882</text:p>
          </table:table-cell>
          <table:table-cell office:value-type="float" office:value="176.4076322" calcext:value-type="float">
            <text:p>176.4076322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float" office:value="2.3171776" calcext:value-type="float">
            <text:p>2.3171776</text:p>
          </table:table-cell>
          <table:table-cell office:value-type="float" office:value="2.7737152" calcext:value-type="float">
            <text:p>2.7737152</text:p>
          </table:table-cell>
          <table:table-cell/>
          <table:table-cell office:value-type="float" office:value="21.0996866" calcext:value-type="float">
            <text:p>21.0996866</text:p>
          </table:table-cell>
          <table:table-cell office:value-type="float" office:value="16.231827" calcext:value-type="float">
            <text:p>16.231827</text:p>
          </table:table-cell>
          <table:table-cell/>
          <table:table-cell office:value-type="float" office:value="289.7721068" calcext:value-type="float">
            <text:p>289.7721068</text:p>
          </table:table-cell>
          <table:table-cell office:value-type="float" office:value="173.920352" calcext:value-type="float">
            <text:p>173.920352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float" office:value="2.6703552" calcext:value-type="float">
            <text:p>2.6703552</text:p>
          </table:table-cell>
          <table:table-cell office:value-type="float" office:value="2.2423296" calcext:value-type="float">
            <text:p>2.2423296</text:p>
          </table:table-cell>
          <table:table-cell/>
          <table:table-cell office:value-type="float" office:value="21.3697858" calcext:value-type="float">
            <text:p>21.3697858</text:p>
          </table:table-cell>
          <table:table-cell office:value-type="float" office:value="14.7136386" calcext:value-type="float">
            <text:p>14.7136386</text:p>
          </table:table-cell>
          <table:table-cell/>
          <table:table-cell office:value-type="float" office:value="289.504077" calcext:value-type="float">
            <text:p>289.504077</text:p>
          </table:table-cell>
          <table:table-cell office:value-type="float" office:value="170.0232512" calcext:value-type="float">
            <text:p>170.0232512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2.6555264" calcext:value-type="float">
            <text:p>2.6555264</text:p>
          </table:table-cell>
          <table:table-cell office:value-type="float" office:value="2.2023296" calcext:value-type="float">
            <text:p>2.2023296</text:p>
          </table:table-cell>
          <table:table-cell/>
          <table:table-cell office:value-type="float" office:value="22.103328" calcext:value-type="float">
            <text:p>22.103328</text:p>
          </table:table-cell>
          <table:table-cell office:value-type="float" office:value="11.370605" calcext:value-type="float">
            <text:p>11.370605</text:p>
          </table:table-cell>
          <table:table-cell/>
          <table:table-cell office:value-type="float" office:value="285.61145" calcext:value-type="float">
            <text:p>285.61145</text:p>
          </table:table-cell>
          <table:table-cell office:value-type="float" office:value="174.7878968" calcext:value-type="float">
            <text:p>174.787896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900" calcext:value-type="float">
            <text:p>900</text:p>
          </table:table-cell>
          <table:table-cell office:value-type="float" office:value="2.19392" calcext:value-type="float">
            <text:p>2.19392</text:p>
          </table:table-cell>
          <table:table-cell office:value-type="float" office:value="2.7167872" calcext:value-type="float">
            <text:p>2.7167872</text:p>
          </table:table-cell>
          <table:table-cell/>
          <table:table-cell office:value-type="float" office:value="21.1652606" calcext:value-type="float">
            <text:p>21.1652606</text:p>
          </table:table-cell>
          <table:table-cell office:value-type="float" office:value="19.5609534" calcext:value-type="float">
            <text:p>19.5609534</text:p>
          </table:table-cell>
          <table:table-cell/>
          <table:table-cell office:value-type="float" office:value="288.0505798" calcext:value-type="float">
            <text:p>288.0505798</text:p>
          </table:table-cell>
          <table:table-cell office:value-type="float" office:value="163.6689392" calcext:value-type="float">
            <text:p>163.6689392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.8018624" calcext:value-type="float">
            <text:p>1.8018624</text:p>
          </table:table-cell>
          <table:table-cell office:value-type="float" office:value="2.7126848" calcext:value-type="float">
            <text:p>2.7126848</text:p>
          </table:table-cell>
          <table:table-cell/>
          <table:table-cell office:value-type="float" office:value="19.313799" calcext:value-type="float">
            <text:p>19.313799</text:p>
          </table:table-cell>
          <table:table-cell office:value-type="float" office:value="17.311206" calcext:value-type="float">
            <text:p>17.311206</text:p>
          </table:table-cell>
          <table:table-cell/>
          <table:table-cell office:value-type="float" office:value="326.7776856" calcext:value-type="float">
            <text:p>326.7776856</text:p>
          </table:table-cell>
          <table:table-cell office:value-type="float" office:value="166.693631" calcext:value-type="float">
            <text:p>166.693631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.7271424" calcext:value-type="float">
            <text:p>2.7271424</text:p>
          </table:table-cell>
          <table:table-cell office:value-type="float" office:value="2.6828032" calcext:value-type="float">
            <text:p>2.6828032</text:p>
          </table:table-cell>
          <table:table-cell/>
          <table:table-cell office:value-type="float" office:value="27.609792" calcext:value-type="float">
            <text:p>27.609792</text:p>
          </table:table-cell>
          <table:table-cell office:value-type="float" office:value="18.0315972" calcext:value-type="float">
            <text:p>18.0315972</text:p>
          </table:table-cell>
          <table:table-cell/>
          <table:table-cell office:value-type="float" office:value="348.7473512" calcext:value-type="float">
            <text:p>348.7473512</text:p>
          </table:table-cell>
          <table:table-cell office:value-type="float" office:value="167.1207458" calcext:value-type="float">
            <text:p>167.120745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2.407872" calcext:value-type="float">
            <text:p>2.407872</text:p>
          </table:table-cell>
          <table:table-cell office:value-type="float" office:value="1.7328384" calcext:value-type="float">
            <text:p>1.7328384</text:p>
          </table:table-cell>
          <table:table-cell/>
          <table:table-cell office:value-type="float" office:value="27.8194812" calcext:value-type="float">
            <text:p>27.8194812</text:p>
          </table:table-cell>
          <table:table-cell office:value-type="float" office:value="20.2769084" calcext:value-type="float">
            <text:p>20.2769084</text:p>
          </table:table-cell>
          <table:table-cell/>
          <table:table-cell office:value-type="float" office:value="349.6643066" calcext:value-type="float">
            <text:p>349.6643066</text:p>
          </table:table-cell>
          <table:table-cell office:value-type="float" office:value="170.6740052" calcext:value-type="float">
            <text:p>170.6740052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2.4942016" calcext:value-type="float">
            <text:p>2.4942016</text:p>
          </table:table-cell>
          <table:table-cell office:value-type="float" office:value="2.1307904" calcext:value-type="float">
            <text:p>2.1307904</text:p>
          </table:table-cell>
          <table:table-cell/>
          <table:table-cell office:value-type="float" office:value="24.957671" calcext:value-type="float">
            <text:p>24.957671</text:p>
          </table:table-cell>
          <table:table-cell office:value-type="float" office:value="15.4044674" calcext:value-type="float">
            <text:p>15.4044674</text:p>
          </table:table-cell>
          <table:table-cell/>
          <table:table-cell office:value-type="float" office:value="340.7554322" calcext:value-type="float">
            <text:p>340.7554322</text:p>
          </table:table-cell>
          <table:table-cell office:value-type="float" office:value="167.2924136" calcext:value-type="float">
            <text:p>167.2924136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2.5404928" calcext:value-type="float">
            <text:p>2.5404928</text:p>
          </table:table-cell>
          <table:table-cell office:value-type="float" office:value="2.7566912" calcext:value-type="float">
            <text:p>2.7566912</text:p>
          </table:table-cell>
          <table:table-cell/>
          <table:table-cell office:value-type="float" office:value="24.3326462" calcext:value-type="float">
            <text:p>24.3326462</text:p>
          </table:table-cell>
          <table:table-cell office:value-type="float" office:value="17.37977" calcext:value-type="float">
            <text:p>17.37977</text:p>
          </table:table-cell>
          <table:table-cell/>
          <table:table-cell office:value-type="float" office:value="343.5667664" calcext:value-type="float">
            <text:p>343.5667664</text:p>
          </table:table-cell>
          <table:table-cell office:value-type="float" office:value="183.5135042" calcext:value-type="float">
            <text:p>183.5135042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.299168" calcext:value-type="float">
            <text:p>2.299168</text:p>
          </table:table-cell>
          <table:table-cell office:value-type="float" office:value="2.1301632" calcext:value-type="float">
            <text:p>2.1301632</text:p>
          </table:table-cell>
          <table:table-cell/>
          <table:table-cell office:value-type="float" office:value="22.3413436" calcext:value-type="float">
            <text:p>22.3413436</text:p>
          </table:table-cell>
          <table:table-cell office:value-type="float" office:value="17.8537024" calcext:value-type="float">
            <text:p>17.8537024</text:p>
          </table:table-cell>
          <table:table-cell/>
          <table:table-cell office:value-type="float" office:value="361.6520996" calcext:value-type="float">
            <text:p>361.6520996</text:p>
          </table:table-cell>
          <table:table-cell office:value-type="float" office:value="173.7617738" calcext:value-type="float">
            <text:p>173.761773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2.2830784" calcext:value-type="float">
            <text:p>2.2830784</text:p>
          </table:table-cell>
          <table:table-cell office:value-type="float" office:value="2.2416128" calcext:value-type="float">
            <text:p>2.2416128</text:p>
          </table:table-cell>
          <table:table-cell/>
          <table:table-cell office:value-type="float" office:value="23.0343426" calcext:value-type="float">
            <text:p>23.0343426</text:p>
          </table:table-cell>
          <table:table-cell office:value-type="float" office:value="20.4102208" calcext:value-type="float">
            <text:p>20.4102208</text:p>
          </table:table-cell>
          <table:table-cell/>
          <table:table-cell office:value-type="float" office:value="286.9372376" calcext:value-type="float">
            <text:p>286.9372376</text:p>
          </table:table-cell>
          <table:table-cell office:value-type="float" office:value="163.9022766" calcext:value-type="float">
            <text:p>163.9022766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2.4888384" calcext:value-type="float">
            <text:p>2.4888384</text:p>
          </table:table-cell>
          <table:table-cell office:value-type="float" office:value="2.4292992" calcext:value-type="float">
            <text:p>2.4292992</text:p>
          </table:table-cell>
          <table:table-cell/>
          <table:table-cell office:value-type="float" office:value="22.696698" calcext:value-type="float">
            <text:p>22.696698</text:p>
          </table:table-cell>
          <table:table-cell office:value-type="float" office:value="16.7305092" calcext:value-type="float">
            <text:p>16.7305092</text:p>
          </table:table-cell>
          <table:table-cell/>
          <table:table-cell office:value-type="float" office:value="290.4854492" calcext:value-type="float">
            <text:p>290.4854492</text:p>
          </table:table-cell>
          <table:table-cell office:value-type="float" office:value="168.8023224" calcext:value-type="float">
            <text:p>168.8023224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1.9631296" calcext:value-type="float">
            <text:p>1.9631296</text:p>
          </table:table-cell>
          <table:table-cell office:value-type="float" office:value="2.6753664" calcext:value-type="float">
            <text:p>2.6753664</text:p>
          </table:table-cell>
          <table:table-cell/>
          <table:table-cell office:value-type="float" office:value="22.2279108" calcext:value-type="float">
            <text:p>22.2279108</text:p>
          </table:table-cell>
          <table:table-cell office:value-type="float" office:value="16.1079106" calcext:value-type="float">
            <text:p>16.1079106</text:p>
          </table:table-cell>
          <table:table-cell/>
          <table:table-cell office:value-type="float" office:value="294.2740968" calcext:value-type="float">
            <text:p>294.2740968</text:p>
          </table:table-cell>
          <table:table-cell office:value-type="float" office:value="166.24151" calcext:value-type="float">
            <text:p>166.24151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2.7578752" calcext:value-type="float">
            <text:p>2.7578752</text:p>
          </table:table-cell>
          <table:table-cell office:value-type="float" office:value="2.3158912" calcext:value-type="float">
            <text:p>2.3158912</text:p>
          </table:table-cell>
          <table:table-cell/>
          <table:table-cell office:value-type="float" office:value="19.6002814" calcext:value-type="float">
            <text:p>19.6002814</text:p>
          </table:table-cell>
          <table:table-cell office:value-type="float" office:value="19.3080508" calcext:value-type="float">
            <text:p>19.3080508</text:p>
          </table:table-cell>
          <table:table-cell/>
          <table:table-cell office:value-type="float" office:value="287.3342224" calcext:value-type="float">
            <text:p>287.3342224</text:p>
          </table:table-cell>
          <table:table-cell office:value-type="float" office:value="167.1134096" calcext:value-type="float">
            <text:p>167.113409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.5730048" calcext:value-type="float">
            <text:p>2.5730048</text:p>
          </table:table-cell>
          <table:table-cell office:value-type="float" office:value="2.5560832" calcext:value-type="float">
            <text:p>2.5560832</text:p>
          </table:table-cell>
          <table:table-cell/>
          <table:table-cell office:value-type="float" office:value="21.4788988" calcext:value-type="float">
            <text:p>21.4788988</text:p>
          </table:table-cell>
          <table:table-cell office:value-type="float" office:value="17.9993924" calcext:value-type="float">
            <text:p>17.9993924</text:p>
          </table:table-cell>
          <table:table-cell/>
          <table:table-cell office:value-type="float" office:value="310.6621766" calcext:value-type="float">
            <text:p>310.6621766</text:p>
          </table:table-cell>
          <table:table-cell office:value-type="float" office:value="167.1625518" calcext:value-type="float">
            <text:p>167.162551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2"/>
          <table:table-cell table:style-name="ce2" table:formula="of:=AVERAGE([.C3:.C102])" office:value-type="float" office:value="2.592980096" calcext:value-type="float">
            <text:p>2.592980096</text:p>
          </table:table-cell>
          <table:table-cell table:style-name="ce2" table:formula="of:=AVERAGE([.D3:.D102])" office:value-type="float" office:value="2.351109824" calcext:value-type="float">
            <text:p>2.351109824</text:p>
          </table:table-cell>
          <table:table-cell office:value-type="float" office:value="3.6102336" calcext:value-type="float">
            <text:p>3.6102336</text:p>
          </table:table-cell>
          <table:table-cell table:style-name="ce2" table:formula="of:=AVERAGE([.F3:.F102])" office:value-type="float" office:value="27.005150314" calcext:value-type="float">
            <text:p>27.005150314</text:p>
          </table:table-cell>
          <table:table-cell table:style-name="ce2" table:formula="of:=AVERAGE([.G3:.G102])" office:value-type="float" office:value="17.360746746" calcext:value-type="float">
            <text:p>17.360746746</text:p>
          </table:table-cell>
          <table:table-cell office:value-type="float" office:value="32.259059" calcext:value-type="float">
            <text:p>32.259059</text:p>
          </table:table-cell>
          <table:table-cell table:style-name="ce2" table:formula="of:=AVERAGE([.I3:.I102])" office:value-type="float" office:value="350.736235364" calcext:value-type="float">
            <text:p>350.736235364</text:p>
          </table:table-cell>
          <table:table-cell table:style-name="ce2" table:formula="of:=AVERAGE([.J3:.J102])" office:value-type="float" office:value="169.664086342" calcext:value-type="float">
            <text:p>169.664086342</text:p>
          </table:table-cell>
          <table:table-cell office:value-type="float" office:value="311.666223" calcext:value-type="float">
            <text:p>311.66622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td.</text:p>
          </table:table-cell>
          <table:table-cell table:style-name="ce3"/>
          <table:table-cell table:style-name="ce3" table:formula="of:=SQRT(VARP([.C3:.C102]))" office:value-type="float" office:value="0.360726388774034" calcext:value-type="float">
            <text:p>0.3607263888</text:p>
          </table:table-cell>
          <table:table-cell table:style-name="ce3" table:formula="of:=SQRT(VARP([.D3:.D102]))" office:value-type="float" office:value="0.274839353245802" calcext:value-type="float">
            <text:p>0.2748393532</text:p>
          </table:table-cell>
          <table:table-cell table:style-name="ce3"/>
          <table:table-cell table:style-name="ce3" table:formula="of:=SQRT(VARP([.F3:.F102]))" office:value-type="float" office:value="5.14497895879279" calcext:value-type="float">
            <text:p>5.1449789588</text:p>
          </table:table-cell>
          <table:table-cell table:style-name="ce3" table:formula="of:=SQRT(VARP([.G3:.G102]))" office:value-type="float" office:value="1.63494934966536" calcext:value-type="float">
            <text:p>1.6349493497</text:p>
          </table:table-cell>
          <table:table-cell table:style-name="ce3"/>
          <table:table-cell table:style-name="ce3" table:formula="of:=SQRT(VARP([.I3:.I102]))" office:value-type="float" office:value="35.0031726611689" calcext:value-type="float">
            <text:p>35.0031726612</text:p>
          </table:table-cell>
          <table:table-cell table:style-name="ce3" table:formula="of:=SQRT(VARP([.J3:.J102]))" office:value-type="float" office:value="4.6850383715908" calcext:value-type="float">
            <text:p>4.6850383716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No Stride</text:p>
          </table:table-cell>
          <table:table-cell office:value-type="string" calcext:value-type="string">
            <text:p>Stride</text:p>
          </table:table-cell>
          <table:table-cell table:number-columns-repeated="9"/>
        </table:table-row>
        <table:table-row table:style-name="ro1">
          <table:table-cell table:style-name="ce4" office:value-type="float" office:value="1000000" calcext:value-type="float">
            <text:p>1,000,000</text:p>
          </table:table-cell>
          <table:table-cell/>
          <table:table-cell table:formula="of:=[.E103]/[.C103]" office:value-type="float" office:value="1.39231057175072" calcext:value-type="float">
            <text:p>1.3923105718</text:p>
          </table:table-cell>
          <table:table-cell table:formula="of:=[.E103]/[.D103]" office:value-type="float" office:value="1.53554443231317" calcext:value-type="float">
            <text:p>1.5355444323</text:p>
          </table:table-cell>
          <table:table-cell table:number-columns-repeated="9"/>
        </table:table-row>
        <table:table-row table:style-name="ro1">
          <table:table-cell table:style-name="ce4" office:value-type="float" office:value="10000000" calcext:value-type="float">
            <text:p>10,000,000</text:p>
          </table:table-cell>
          <table:table-cell/>
          <table:table-cell table:formula="of:=[.H103]/[.F103]" office:value-type="float" office:value="1.19455209931849" calcext:value-type="float">
            <text:p>1.1945520993</text:p>
          </table:table-cell>
          <table:table-cell table:formula="of:=[.H103]/[.G103]" office:value-type="float" office:value="1.85816079642039" calcext:value-type="float">
            <text:p>1.8581607964</text:p>
          </table:table-cell>
          <table:table-cell table:number-columns-repeated="9"/>
        </table:table-row>
        <table:table-row table:style-name="ro1">
          <table:table-cell table:style-name="ce4" office:value-type="float" office:value="100000000" calcext:value-type="float">
            <text:p>100,000,000</text:p>
          </table:table-cell>
          <table:table-cell/>
          <table:table-cell table:formula="of:=[.K103]/[.I103]" office:value-type="float" office:value="0.888605714423967" calcext:value-type="float">
            <text:p>0.8886057144</text:p>
          </table:table-cell>
          <table:table-cell table:formula="of:=[.K103]/[.J103]" office:value-type="float" office:value="1.8369604889261" calcext:value-type="float">
            <text:p>1.836960488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1-29T04:11:52.106577551</dc:date>
    <meta:editing-duration>PT1H16M13S</meta:editing-duration>
    <meta:editing-cycles>3</meta:editing-cycles>
    <meta:document-statistic meta:table-count="1" meta:cell-count="85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71cm" svg:height="14.478cm" xlink:href=".." xlink:type="simple" chart:class="chart:scatter" chart:style-name="ch1">
        <chart:title svg:x="6.694cm" svg:y="0.425cm" chart:style-name="ch2">
          <text:p>1,000,000 Elements</text:p>
        </chart:title>
        <chart:subtitle svg:x="6.971cm" svg:y="1.519cm" chart:style-name="ch3">
          <text:p>5 samples per point</text:p>
        </chart:subtitle>
        <chart:legend chart:legend-position="end" svg:x="15.34cm" svg:y="6.691cm" style:legend-expansion="high" chart:style-name="ch4"/>
        <chart:plot-area chart:style-name="ch5" table:cell-range-address="Sheet1.B2:Sheet1.D102" chart:data-source-has-labels="row" svg:x="1.36cm" svg:y="2.517cm" svg:width="13.631cm" svg:height="10.691cm">
          <chartooo:coordinate-region svg:x="2.087cm" svg:y="2.716cm" svg:width="12.532cm" svg:height="9.845cm"/>
          <chart:axis chart:dimension="x" chart:name="primary-x" chart:style-name="ch6">
            <chart:title svg:x="6.808cm" svg:y="13.497cm" chart:style-name="ch7">
              <text:p>Threads per Block</text:p>
            </chart:title>
          </chart:axis>
          <chart:axis chart:dimension="y" chart:name="primary-y" chart:style-name="ch6">
            <chart:title svg:x="0.451cm" svg:y="9.004cm" chart:style-name="ch8">
              <text:p>Execution Time</text:p>
            </chart:title>
            <chart:grid chart:style-name="ch9" chart:class="major"/>
          </chart:axis>
          <chart:series chart:style-name="ch10" chart:values-cell-range-address="Sheet1.C3:Sheet1.C102" chart:label-cell-address="Sheet1.C2:Sheet1.C2" chart:class="chart:scatter">
            <chart:domain table:cell-range-address="Sheet1.B3:Sheet1.B102"/>
            <chart:data-point chart:repeated="100"/>
          </chart:series>
          <chart:series chart:style-name="ch11" chart:values-cell-range-address="Sheet1.D3:Sheet1.D102" chart:label-cell-address="Sheet1.D2:Sheet1.D2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 stride</text:p>
                <draw:g>
                  <svg:desc>Sheet1.C2:Sheet1.C2</svg:desc>
                </draw:g>
              </table:table-cell>
              <table:table-cell office:value-type="string">
                <text:p>Stride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3:Sheet1.B102</svg:desc>
                </draw:g>
              </table:table-cell>
              <table:table-cell office:value-type="float" office:value="3.4465984">
                <text:p>3.4465984</text:p>
                <draw:g>
                  <svg:desc>Sheet1.C3:Sheet1.C102</svg:desc>
                </draw:g>
              </table:table-cell>
              <table:table-cell office:value-type="float" office:value="2.2205504">
                <text:p>2.2205504</text:p>
                <draw:g>
                  <svg:desc>Sheet1.D3:Sheet1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.7211968">
                <text:p>2.7211968</text:p>
              </table:table-cell>
              <table:table-cell office:value-type="float" office:value="2.4356736">
                <text:p>2.4356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3.4362048">
                <text:p>3.4362048</text:p>
              </table:table-cell>
              <table:table-cell office:value-type="float" office:value="2.4594176">
                <text:p>2.4594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3.302336">
                <text:p>3.302336</text:p>
              </table:table-cell>
              <table:table-cell office:value-type="float" office:value="2.4356032">
                <text:p>2.4356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.126464">
                <text:p>3.126464</text:p>
              </table:table-cell>
              <table:table-cell office:value-type="float" office:value="2.4297792">
                <text:p>2.4297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3.1047616">
                <text:p>3.1047616</text:p>
              </table:table-cell>
              <table:table-cell office:value-type="float" office:value="2.643456">
                <text:p>2.643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.976512">
                <text:p>2.976512</text:p>
              </table:table-cell>
              <table:table-cell office:value-type="float" office:value="2.5379008">
                <text:p>2.5379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.0005056">
                <text:p>3.0005056</text:p>
              </table:table-cell>
              <table:table-cell office:value-type="float" office:value="2.8134592">
                <text:p>2.81345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.7422464">
                <text:p>2.7422464</text:p>
              </table:table-cell>
              <table:table-cell office:value-type="float" office:value="2.6484224">
                <text:p>2.64842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.6871296">
                <text:p>2.6871296</text:p>
              </table:table-cell>
              <table:table-cell office:value-type="float" office:value="2.119712">
                <text:p>2.1197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3.1905856">
                <text:p>3.1905856</text:p>
              </table:table-cell>
              <table:table-cell office:value-type="float" office:value="2.6325696">
                <text:p>2.63256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2.519456">
                <text:p>2.519456</text:p>
              </table:table-cell>
              <table:table-cell office:value-type="float" office:value="2.365696">
                <text:p>2.3656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">
                <text:p>300</text:p>
              </table:table-cell>
              <table:table-cell office:value-type="float" office:value="2.96944">
                <text:p>2.96944</text:p>
              </table:table-cell>
              <table:table-cell office:value-type="float" office:value="1.9531776">
                <text:p>1.95317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">
                <text:p>400</text:p>
              </table:table-cell>
              <table:table-cell office:value-type="float" office:value="2.8671296">
                <text:p>2.8671296</text:p>
              </table:table-cell>
              <table:table-cell office:value-type="float" office:value="2.4911104">
                <text:p>2.49111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">
                <text:p>500</text:p>
              </table:table-cell>
              <table:table-cell office:value-type="float" office:value="2.6241856">
                <text:p>2.6241856</text:p>
              </table:table-cell>
              <table:table-cell office:value-type="float" office:value="2.2273792">
                <text:p>2.2273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">
                <text:p>600</text:p>
              </table:table-cell>
              <table:table-cell office:value-type="float" office:value="2.8949632">
                <text:p>2.8949632</text:p>
              </table:table-cell>
              <table:table-cell office:value-type="float" office:value="2.1737024">
                <text:p>2.17370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0">
                <text:p>700</text:p>
              </table:table-cell>
              <table:table-cell office:value-type="float" office:value="2.5816128">
                <text:p>2.5816128</text:p>
              </table:table-cell>
              <table:table-cell office:value-type="float" office:value="2.0453248">
                <text:p>2.04532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">
                <text:p>800</text:p>
              </table:table-cell>
              <table:table-cell office:value-type="float" office:value="2.7381312">
                <text:p>2.7381312</text:p>
              </table:table-cell>
              <table:table-cell office:value-type="float" office:value="2.2312448">
                <text:p>2.23124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2.4224576">
                <text:p>2.4224576</text:p>
              </table:table-cell>
              <table:table-cell office:value-type="float" office:value="2.1042432">
                <text:p>2.10424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2.4900416">
                <text:p>2.4900416</text:p>
              </table:table-cell>
              <table:table-cell office:value-type="float" office:value="2.3099264">
                <text:p>2.30992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.5754304">
                <text:p>3.5754304</text:p>
              </table:table-cell>
              <table:table-cell office:value-type="float" office:value="2.5959296">
                <text:p>2.59592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2.9040768">
                <text:p>2.9040768</text:p>
              </table:table-cell>
              <table:table-cell office:value-type="float" office:value="2.1977344">
                <text:p>2.19773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0">
                <text:p>300</text:p>
              </table:table-cell>
              <table:table-cell office:value-type="float" office:value="2.48432">
                <text:p>2.48432</text:p>
              </table:table-cell>
              <table:table-cell office:value-type="float" office:value="2.14528">
                <text:p>2.145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0">
                <text:p>400</text:p>
              </table:table-cell>
              <table:table-cell office:value-type="float" office:value="2.5452672">
                <text:p>2.5452672</text:p>
              </table:table-cell>
              <table:table-cell office:value-type="float" office:value="1.949504">
                <text:p>1.9495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2.507712">
                <text:p>2.507712</text:p>
              </table:table-cell>
              <table:table-cell office:value-type="float" office:value="2.4499264">
                <text:p>2.44992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">
                <text:p>600</text:p>
              </table:table-cell>
              <table:table-cell office:value-type="float" office:value="2.237216">
                <text:p>2.237216</text:p>
              </table:table-cell>
              <table:table-cell office:value-type="float" office:value="2.60016">
                <text:p>2.60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0">
                <text:p>700</text:p>
              </table:table-cell>
              <table:table-cell office:value-type="float" office:value="2.651264">
                <text:p>2.651264</text:p>
              </table:table-cell>
              <table:table-cell office:value-type="float" office:value="2.3570304">
                <text:p>2.35703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0">
                <text:p>800</text:p>
              </table:table-cell>
              <table:table-cell office:value-type="float" office:value="2.6820288">
                <text:p>2.6820288</text:p>
              </table:table-cell>
              <table:table-cell office:value-type="float" office:value="2.4163392">
                <text:p>2.41633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">
                <text:p>900</text:p>
              </table:table-cell>
              <table:table-cell office:value-type="float" office:value="2.3586816">
                <text:p>2.3586816</text:p>
              </table:table-cell>
              <table:table-cell office:value-type="float" office:value="2.2660288">
                <text:p>2.26602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">
                <text:p>1000</text:p>
              </table:table-cell>
              <table:table-cell office:value-type="float" office:value="2.7326912">
                <text:p>2.7326912</text:p>
              </table:table-cell>
              <table:table-cell office:value-type="float" office:value="1.7467584">
                <text:p>1.74675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3.5619392">
                <text:p>3.5619392</text:p>
              </table:table-cell>
              <table:table-cell office:value-type="float" office:value="2.8665536">
                <text:p>2.86655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">
                <text:p>200</text:p>
              </table:table-cell>
              <table:table-cell office:value-type="float" office:value="2.8039552">
                <text:p>2.8039552</text:p>
              </table:table-cell>
              <table:table-cell office:value-type="float" office:value="2.536768">
                <text:p>2.5367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0">
                <text:p>300</text:p>
              </table:table-cell>
              <table:table-cell office:value-type="float" office:value="2.677152">
                <text:p>2.677152</text:p>
              </table:table-cell>
              <table:table-cell office:value-type="float" office:value="2.0057792">
                <text:p>2.00577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">
                <text:p>400</text:p>
              </table:table-cell>
              <table:table-cell office:value-type="float" office:value="2.6130816">
                <text:p>2.6130816</text:p>
              </table:table-cell>
              <table:table-cell office:value-type="float" office:value="2.4577024">
                <text:p>2.4577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0">
                <text:p>500</text:p>
              </table:table-cell>
              <table:table-cell office:value-type="float" office:value="2.68336">
                <text:p>2.68336</text:p>
              </table:table-cell>
              <table:table-cell office:value-type="float" office:value="2.439616">
                <text:p>2.4396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0">
                <text:p>600</text:p>
              </table:table-cell>
              <table:table-cell office:value-type="float" office:value="2.549504">
                <text:p>2.549504</text:p>
              </table:table-cell>
              <table:table-cell office:value-type="float" office:value="2.5877312">
                <text:p>2.58773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0">
                <text:p>700</text:p>
              </table:table-cell>
              <table:table-cell office:value-type="float" office:value="2.3827456">
                <text:p>2.3827456</text:p>
              </table:table-cell>
              <table:table-cell office:value-type="float" office:value="2.147168">
                <text:p>2.1471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0">
                <text:p>800</text:p>
              </table:table-cell>
              <table:table-cell office:value-type="float" office:value="1.7539456">
                <text:p>1.7539456</text:p>
              </table:table-cell>
              <table:table-cell office:value-type="float" office:value="2.4644032">
                <text:p>2.46440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0">
                <text:p>900</text:p>
              </table:table-cell>
              <table:table-cell office:value-type="float" office:value="2.0950336">
                <text:p>2.0950336</text:p>
              </table:table-cell>
              <table:table-cell office:value-type="float" office:value="2.4226112">
                <text:p>2.42261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">
                <text:p>1000</text:p>
              </table:table-cell>
              <table:table-cell office:value-type="float" office:value="2.2576832">
                <text:p>2.2576832</text:p>
              </table:table-cell>
              <table:table-cell office:value-type="float" office:value="2.5837824">
                <text:p>2.58378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">
                <text:p>100</text:p>
              </table:table-cell>
              <table:table-cell office:value-type="float" office:value="2.8525952">
                <text:p>2.8525952</text:p>
              </table:table-cell>
              <table:table-cell office:value-type="float" office:value="2.488384">
                <text:p>2.4883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">
                <text:p>200</text:p>
              </table:table-cell>
              <table:table-cell office:value-type="float" office:value="2.607936">
                <text:p>2.607936</text:p>
              </table:table-cell>
              <table:table-cell office:value-type="float" office:value="2.8392064">
                <text:p>2.83920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0">
                <text:p>300</text:p>
              </table:table-cell>
              <table:table-cell office:value-type="float" office:value="2.7218624">
                <text:p>2.7218624</text:p>
              </table:table-cell>
              <table:table-cell office:value-type="float" office:value="1.9248768">
                <text:p>1.92487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0">
                <text:p>400</text:p>
              </table:table-cell>
              <table:table-cell office:value-type="float" office:value="2.6955904">
                <text:p>2.6955904</text:p>
              </table:table-cell>
              <table:table-cell office:value-type="float" office:value="2.5623872">
                <text:p>2.56238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0">
                <text:p>500</text:p>
              </table:table-cell>
              <table:table-cell office:value-type="float" office:value="2.6409472">
                <text:p>2.6409472</text:p>
              </table:table-cell>
              <table:table-cell office:value-type="float" office:value="2.8187008">
                <text:p>2.81870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0">
                <text:p>600</text:p>
              </table:table-cell>
              <table:table-cell office:value-type="float" office:value="2.0835008">
                <text:p>2.0835008</text:p>
              </table:table-cell>
              <table:table-cell office:value-type="float" office:value="1.8710336">
                <text:p>1.87103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0">
                <text:p>700</text:p>
              </table:table-cell>
              <table:table-cell office:value-type="float" office:value="2.5357696">
                <text:p>2.5357696</text:p>
              </table:table-cell>
              <table:table-cell office:value-type="float" office:value="2.4127104">
                <text:p>2.41271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0">
                <text:p>800</text:p>
              </table:table-cell>
              <table:table-cell office:value-type="float" office:value="2.5064256">
                <text:p>2.5064256</text:p>
              </table:table-cell>
              <table:table-cell office:value-type="float" office:value="2.505632">
                <text:p>2.5056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0">
                <text:p>900</text:p>
              </table:table-cell>
              <table:table-cell office:value-type="float" office:value="2.3641664">
                <text:p>2.3641664</text:p>
              </table:table-cell>
              <table:table-cell office:value-type="float" office:value="2.7197184">
                <text:p>2.71971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2.6528256">
                <text:p>2.6528256</text:p>
              </table:table-cell>
              <table:table-cell office:value-type="float" office:value="2.2470272">
                <text:p>2.24702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3.121248">
                <text:p>3.121248</text:p>
              </table:table-cell>
              <table:table-cell office:value-type="float" office:value="2.232064">
                <text:p>2.2320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">
                <text:p>200</text:p>
              </table:table-cell>
              <table:table-cell office:value-type="float" office:value="3.0444416">
                <text:p>3.0444416</text:p>
              </table:table-cell>
              <table:table-cell office:value-type="float" office:value="2.3862016">
                <text:p>2.38620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">
                <text:p>300</text:p>
              </table:table-cell>
              <table:table-cell office:value-type="float" office:value="2.3192384">
                <text:p>2.3192384</text:p>
              </table:table-cell>
              <table:table-cell office:value-type="float" office:value="2.430432">
                <text:p>2.4304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0">
                <text:p>400</text:p>
              </table:table-cell>
              <table:table-cell office:value-type="float" office:value="2.9190528">
                <text:p>2.9190528</text:p>
              </table:table-cell>
              <table:table-cell office:value-type="float" office:value="2.2584">
                <text:p>2.25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0">
                <text:p>500</text:p>
              </table:table-cell>
              <table:table-cell office:value-type="float" office:value="2.4111488">
                <text:p>2.4111488</text:p>
              </table:table-cell>
              <table:table-cell office:value-type="float" office:value="2.4641728">
                <text:p>2.46417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0">
                <text:p>600</text:p>
              </table:table-cell>
              <table:table-cell office:value-type="float" office:value="2.73648">
                <text:p>2.73648</text:p>
              </table:table-cell>
              <table:table-cell office:value-type="float" office:value="2.0588608">
                <text:p>2.05886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00">
                <text:p>700</text:p>
              </table:table-cell>
              <table:table-cell office:value-type="float" office:value="2.5521728">
                <text:p>2.5521728</text:p>
              </table:table-cell>
              <table:table-cell office:value-type="float" office:value="1.9906048">
                <text:p>1.99060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0">
                <text:p>800</text:p>
              </table:table-cell>
              <table:table-cell office:value-type="float" office:value="2.2709888">
                <text:p>2.2709888</text:p>
              </table:table-cell>
              <table:table-cell office:value-type="float" office:value="1.9959104">
                <text:p>1.99591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0">
                <text:p>900</text:p>
              </table:table-cell>
              <table:table-cell office:value-type="float" office:value="2.3849344">
                <text:p>2.3849344</text:p>
              </table:table-cell>
              <table:table-cell office:value-type="float" office:value="2.1029632">
                <text:p>2.10296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0">
                <text:p>1000</text:p>
              </table:table-cell>
              <table:table-cell office:value-type="float" office:value="1.838688">
                <text:p>1.838688</text:p>
              </table:table-cell>
              <table:table-cell office:value-type="float" office:value="2.087776">
                <text:p>2.0877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3.1807936">
                <text:p>3.1807936</text:p>
              </table:table-cell>
              <table:table-cell office:value-type="float" office:value="2.6671744">
                <text:p>2.66717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">
                <text:p>200</text:p>
              </table:table-cell>
              <table:table-cell office:value-type="float" office:value="2.5670592">
                <text:p>2.5670592</text:p>
              </table:table-cell>
              <table:table-cell office:value-type="float" office:value="2.162464">
                <text:p>2.1624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0">
                <text:p>300</text:p>
              </table:table-cell>
              <table:table-cell office:value-type="float" office:value="2.6299072">
                <text:p>2.6299072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0">
                <text:p>400</text:p>
              </table:table-cell>
              <table:table-cell office:value-type="float" office:value="2.6340608">
                <text:p>2.6340608</text:p>
              </table:table-cell>
              <table:table-cell office:value-type="float" office:value="1.9697472">
                <text:p>1.96974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0">
                <text:p>500</text:p>
              </table:table-cell>
              <table:table-cell office:value-type="float" office:value="2.3172544">
                <text:p>2.3172544</text:p>
              </table:table-cell>
              <table:table-cell office:value-type="float" office:value="2.4039808">
                <text:p>2.40398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00">
                <text:p>600</text:p>
              </table:table-cell>
              <table:table-cell office:value-type="float" office:value="2.597184">
                <text:p>2.597184</text:p>
              </table:table-cell>
              <table:table-cell office:value-type="float" office:value="2.5614016">
                <text:p>2.56140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0">
                <text:p>700</text:p>
              </table:table-cell>
              <table:table-cell office:value-type="float" office:value="2.3986304">
                <text:p>2.3986304</text:p>
              </table:table-cell>
              <table:table-cell office:value-type="float" office:value="2.1572352">
                <text:p>2.15723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0">
                <text:p>800</text:p>
              </table:table-cell>
              <table:table-cell office:value-type="float" office:value="2.39488">
                <text:p>2.39488</text:p>
              </table:table-cell>
              <table:table-cell office:value-type="float" office:value="2.3074752">
                <text:p>2.30747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0">
                <text:p>900</text:p>
              </table:table-cell>
              <table:table-cell office:value-type="float" office:value="1.928928">
                <text:p>1.928928</text:p>
              </table:table-cell>
              <table:table-cell office:value-type="float" office:value="2.6910272">
                <text:p>2.69102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0">
                <text:p>1000</text:p>
              </table:table-cell>
              <table:table-cell office:value-type="float" office:value="2.6382144">
                <text:p>2.6382144</text:p>
              </table:table-cell>
              <table:table-cell office:value-type="float" office:value="2.5355456">
                <text:p>2.53554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">
                <text:p>100</text:p>
              </table:table-cell>
              <table:table-cell office:value-type="float" office:value="3.0496256">
                <text:p>3.0496256</text:p>
              </table:table-cell>
              <table:table-cell office:value-type="float" office:value="2.5527104">
                <text:p>2.55271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2.5078144">
                <text:p>2.5078144</text:p>
              </table:table-cell>
              <table:table-cell office:value-type="float" office:value="2.4507008">
                <text:p>2.45070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0">
                <text:p>300</text:p>
              </table:table-cell>
              <table:table-cell office:value-type="float" office:value="2.3175424">
                <text:p>2.3175424</text:p>
              </table:table-cell>
              <table:table-cell office:value-type="float" office:value="2.0979072">
                <text:p>2.09790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0">
                <text:p>400</text:p>
              </table:table-cell>
              <table:table-cell office:value-type="float" office:value="2.1879808">
                <text:p>2.1879808</text:p>
              </table:table-cell>
              <table:table-cell office:value-type="float" office:value="1.906272">
                <text:p>1.9062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0">
                <text:p>500</text:p>
              </table:table-cell>
              <table:table-cell office:value-type="float" office:value="2.4772352">
                <text:p>2.4772352</text:p>
              </table:table-cell>
              <table:table-cell office:value-type="float" office:value="2.616512">
                <text:p>2.6165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0">
                <text:p>600</text:p>
              </table:table-cell>
              <table:table-cell office:value-type="float" office:value="2.315616">
                <text:p>2.315616</text:p>
              </table:table-cell>
              <table:table-cell office:value-type="float" office:value="2.377952">
                <text:p>2.3779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0">
                <text:p>700</text:p>
              </table:table-cell>
              <table:table-cell office:value-type="float" office:value="2.1824192">
                <text:p>2.1824192</text:p>
              </table:table-cell>
              <table:table-cell office:value-type="float" office:value="2.2134336">
                <text:p>2.21343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0">
                <text:p>800</text:p>
              </table:table-cell>
              <table:table-cell office:value-type="float" office:value="1.7407424">
                <text:p>1.7407424</text:p>
              </table:table-cell>
              <table:table-cell office:value-type="float" office:value="2.0113024">
                <text:p>2.01130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0">
                <text:p>900</text:p>
              </table:table-cell>
              <table:table-cell office:value-type="float" office:value="2.3997952">
                <text:p>2.3997952</text:p>
              </table:table-cell>
              <table:table-cell office:value-type="float" office:value="2.1866432">
                <text:p>2.18664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0">
                <text:p>1000</text:p>
              </table:table-cell>
              <table:table-cell office:value-type="float" office:value="2.7772992">
                <text:p>2.7772992</text:p>
              </table:table-cell>
              <table:table-cell office:value-type="float" office:value="2.6799232">
                <text:p>2.67992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2.8039744">
                <text:p>2.8039744</text:p>
              </table:table-cell>
              <table:table-cell office:value-type="float" office:value="1.916096">
                <text:p>1.9160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">
                <text:p>200</text:p>
              </table:table-cell>
              <table:table-cell office:value-type="float" office:value="2.5296768">
                <text:p>2.5296768</text:p>
              </table:table-cell>
              <table:table-cell office:value-type="float" office:value="1.4881024">
                <text:p>1.48810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0">
                <text:p>300</text:p>
              </table:table-cell>
              <table:table-cell office:value-type="float" office:value="2.5759808">
                <text:p>2.5759808</text:p>
              </table:table-cell>
              <table:table-cell office:value-type="float" office:value="2.4994944">
                <text:p>2.49949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0">
                <text:p>400</text:p>
              </table:table-cell>
              <table:table-cell office:value-type="float" office:value="2.5415232">
                <text:p>2.5415232</text:p>
              </table:table-cell>
              <table:table-cell office:value-type="float" office:value="2.5601024">
                <text:p>2.56010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0">
                <text:p>500</text:p>
              </table:table-cell>
              <table:table-cell office:value-type="float" office:value="2.271168">
                <text:p>2.271168</text:p>
              </table:table-cell>
              <table:table-cell office:value-type="float" office:value="2.406176">
                <text:p>2.4061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0">
                <text:p>600</text:p>
              </table:table-cell>
              <table:table-cell office:value-type="float" office:value="2.3171776">
                <text:p>2.3171776</text:p>
              </table:table-cell>
              <table:table-cell office:value-type="float" office:value="2.7737152">
                <text:p>2.77371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0">
                <text:p>700</text:p>
              </table:table-cell>
              <table:table-cell office:value-type="float" office:value="2.6703552">
                <text:p>2.6703552</text:p>
              </table:table-cell>
              <table:table-cell office:value-type="float" office:value="2.2423296">
                <text:p>2.24232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00">
                <text:p>800</text:p>
              </table:table-cell>
              <table:table-cell office:value-type="float" office:value="2.6555264">
                <text:p>2.6555264</text:p>
              </table:table-cell>
              <table:table-cell office:value-type="float" office:value="2.2023296">
                <text:p>2.20232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0">
                <text:p>900</text:p>
              </table:table-cell>
              <table:table-cell office:value-type="float" office:value="2.19392">
                <text:p>2.19392</text:p>
              </table:table-cell>
              <table:table-cell office:value-type="float" office:value="2.7167872">
                <text:p>2.71678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0">
                <text:p>1000</text:p>
              </table:table-cell>
              <table:table-cell office:value-type="float" office:value="1.8018624">
                <text:p>1.8018624</text:p>
              </table:table-cell>
              <table:table-cell office:value-type="float" office:value="2.7126848">
                <text:p>2.71268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2.7271424">
                <text:p>2.7271424</text:p>
              </table:table-cell>
              <table:table-cell office:value-type="float" office:value="2.6828032">
                <text:p>2.68280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">
                <text:p>200</text:p>
              </table:table-cell>
              <table:table-cell office:value-type="float" office:value="2.407872">
                <text:p>2.407872</text:p>
              </table:table-cell>
              <table:table-cell office:value-type="float" office:value="1.7328384">
                <text:p>1.73283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0">
                <text:p>300</text:p>
              </table:table-cell>
              <table:table-cell office:value-type="float" office:value="2.4942016">
                <text:p>2.4942016</text:p>
              </table:table-cell>
              <table:table-cell office:value-type="float" office:value="2.1307904">
                <text:p>2.13079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2.5404928">
                <text:p>2.5404928</text:p>
              </table:table-cell>
              <table:table-cell office:value-type="float" office:value="2.7566912">
                <text:p>2.75669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0">
                <text:p>500</text:p>
              </table:table-cell>
              <table:table-cell office:value-type="float" office:value="2.299168">
                <text:p>2.299168</text:p>
              </table:table-cell>
              <table:table-cell office:value-type="float" office:value="2.1301632">
                <text:p>2.13016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00">
                <text:p>600</text:p>
              </table:table-cell>
              <table:table-cell office:value-type="float" office:value="2.2830784">
                <text:p>2.2830784</text:p>
              </table:table-cell>
              <table:table-cell office:value-type="float" office:value="2.2416128">
                <text:p>2.24161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00">
                <text:p>700</text:p>
              </table:table-cell>
              <table:table-cell office:value-type="float" office:value="2.4888384">
                <text:p>2.4888384</text:p>
              </table:table-cell>
              <table:table-cell office:value-type="float" office:value="2.4292992">
                <text:p>2.42929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00">
                <text:p>800</text:p>
              </table:table-cell>
              <table:table-cell office:value-type="float" office:value="1.9631296">
                <text:p>1.9631296</text:p>
              </table:table-cell>
              <table:table-cell office:value-type="float" office:value="2.6753664">
                <text:p>2.67536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0">
                <text:p>900</text:p>
              </table:table-cell>
              <table:table-cell office:value-type="float" office:value="2.7578752">
                <text:p>2.7578752</text:p>
              </table:table-cell>
              <table:table-cell office:value-type="float" office:value="2.3158912">
                <text:p>2.31589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2.5730048">
                <text:p>2.5730048</text:p>
              </table:table-cell>
              <table:table-cell office:value-type="float" office:value="2.5560832">
                <text:p>2.55608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99cm" svg:height="14.902cm" xlink:href=".." xlink:type="simple" chart:class="chart:scatter" chart:style-name="ch1">
        <chart:title svg:x="6.589cm" svg:y="0.434cm" chart:style-name="ch2">
          <text:p>10,000,000 Elements</text:p>
        </chart:title>
        <chart:subtitle svg:x="6.985cm" svg:y="1.537cm" chart:style-name="ch3">
          <text:p>5 samples per point</text:p>
        </chart:subtitle>
        <chart:legend chart:legend-position="end" svg:x="15.315cm" svg:y="6.903cm" style:legend-expansion="high" chart:style-name="ch4"/>
        <chart:plot-area chart:style-name="ch5" table:cell-range-address="Sheet1.B2:Sheet1.B102 Sheet1.F2:Sheet1.G102" chart:data-source-has-labels="row" svg:x="1.36cm" svg:y="2.544cm" svg:width="13.606cm" svg:height="11.079cm">
          <chartooo:coordinate-region svg:x="1.981cm" svg:y="2.743cm" svg:width="12.613cm" svg:height="10.233cm"/>
          <chart:axis chart:dimension="x" chart:name="primary-x" chart:style-name="ch6">
            <chart:title svg:x="6.796cm" svg:y="13.921cm" chart:style-name="ch7">
              <text:p>Threads per Block</text:p>
            </chart:title>
          </chart:axis>
          <chart:axis chart:dimension="y" chart:name="primary-y" chart:style-name="ch6">
            <chart:title svg:x="0.451cm" svg:y="9.199cm" chart:style-name="ch8">
              <text:p>Execution time</text:p>
            </chart:title>
            <chart:grid chart:style-name="ch9" chart:class="major"/>
          </chart:axis>
          <chart:series chart:style-name="ch10" chart:values-cell-range-address="Sheet1.F3:Sheet1.F102" chart:label-cell-address="Sheet1.F2:Sheet1.F2" chart:class="chart:scatter">
            <chart:domain table:cell-range-address="Sheet1.B3:Sheet1.B102"/>
            <chart:data-point chart:repeated="100"/>
          </chart:series>
          <chart:series chart:style-name="ch11" chart:values-cell-range-address="Sheet1.G3:Sheet1.G102" chart:label-cell-address="Sheet1.G2:Sheet1.G2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 Stride</text:p>
                <draw:g>
                  <svg:desc>Sheet1.F2:Sheet1.F2</svg:desc>
                </draw:g>
              </table:table-cell>
              <table:table-cell office:value-type="string">
                <text:p>Strde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3:Sheet1.B102</svg:desc>
                </draw:g>
              </table:table-cell>
              <table:table-cell office:value-type="float" office:value="30.4647874">
                <text:p>30.4647874</text:p>
                <draw:g>
                  <svg:desc>Sheet1.F3:Sheet1.F102</svg:desc>
                </draw:g>
              </table:table-cell>
              <table:table-cell office:value-type="float" office:value="18.727046">
                <text:p>18.727046</text:p>
                <draw:g>
                  <svg:desc>Sheet1.G3:Sheet1.G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8.0712386">
                <text:p>38.0712386</text:p>
              </table:table-cell>
              <table:table-cell office:value-type="float" office:value="18.7635394">
                <text:p>18.76353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38.338528">
                <text:p>38.338528</text:p>
              </table:table-cell>
              <table:table-cell office:value-type="float" office:value="18.6521408">
                <text:p>18.6521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35.3993218">
                <text:p>35.3993218</text:p>
              </table:table-cell>
              <table:table-cell office:value-type="float" office:value="18.7484606">
                <text:p>18.7484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9.3873986">
                <text:p>39.3873986</text:p>
              </table:table-cell>
              <table:table-cell office:value-type="float" office:value="19.121709">
                <text:p>19.1217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36.2293824">
                <text:p>36.2293824</text:p>
              </table:table-cell>
              <table:table-cell office:value-type="float" office:value="18.2923202">
                <text:p>18.2923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31.415315">
                <text:p>31.415315</text:p>
              </table:table-cell>
              <table:table-cell office:value-type="float" office:value="17.2217728">
                <text:p>17.22177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1.6024126">
                <text:p>31.6024126</text:p>
              </table:table-cell>
              <table:table-cell office:value-type="float" office:value="15.9090624">
                <text:p>15.9090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34.302144">
                <text:p>34.302144</text:p>
              </table:table-cell>
              <table:table-cell office:value-type="float" office:value="19.6798276">
                <text:p>19.67982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35.2444862">
                <text:p>35.2444862</text:p>
              </table:table-cell>
              <table:table-cell office:value-type="float" office:value="15.7155968">
                <text:p>15.7155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36.2465924">
                <text:p>36.2465924</text:p>
              </table:table-cell>
              <table:table-cell office:value-type="float" office:value="16.5592196">
                <text:p>16.55921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34.0084158">
                <text:p>34.0084158</text:p>
              </table:table-cell>
              <table:table-cell office:value-type="float" office:value="17.8109762">
                <text:p>17.81097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">
                <text:p>300</text:p>
              </table:table-cell>
              <table:table-cell office:value-type="float" office:value="36.1345396">
                <text:p>36.1345396</text:p>
              </table:table-cell>
              <table:table-cell office:value-type="float" office:value="18.3187392">
                <text:p>18.31873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">
                <text:p>400</text:p>
              </table:table-cell>
              <table:table-cell office:value-type="float" office:value="28.251462">
                <text:p>28.251462</text:p>
              </table:table-cell>
              <table:table-cell office:value-type="float" office:value="19.938707">
                <text:p>19.9387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">
                <text:p>500</text:p>
              </table:table-cell>
              <table:table-cell office:value-type="float" office:value="34.6502656">
                <text:p>34.6502656</text:p>
              </table:table-cell>
              <table:table-cell office:value-type="float" office:value="16.6184384">
                <text:p>16.61843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">
                <text:p>600</text:p>
              </table:table-cell>
              <table:table-cell office:value-type="float" office:value="29.4235328">
                <text:p>29.4235328</text:p>
              </table:table-cell>
              <table:table-cell office:value-type="float" office:value="18.83241">
                <text:p>18.832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0">
                <text:p>700</text:p>
              </table:table-cell>
              <table:table-cell office:value-type="float" office:value="28.4527422">
                <text:p>28.4527422</text:p>
              </table:table-cell>
              <table:table-cell office:value-type="float" office:value="16.4295108">
                <text:p>16.42951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">
                <text:p>800</text:p>
              </table:table-cell>
              <table:table-cell office:value-type="float" office:value="26.0442688">
                <text:p>26.0442688</text:p>
              </table:table-cell>
              <table:table-cell office:value-type="float" office:value="15.0660224">
                <text:p>15.06602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30.1042564">
                <text:p>30.1042564</text:p>
              </table:table-cell>
              <table:table-cell office:value-type="float" office:value="18.265005">
                <text:p>18.265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29.8603138">
                <text:p>29.8603138</text:p>
              </table:table-cell>
              <table:table-cell office:value-type="float" office:value="19.1984708">
                <text:p>19.19847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5.9166982">
                <text:p>35.9166982</text:p>
              </table:table-cell>
              <table:table-cell office:value-type="float" office:value="15.9220418">
                <text:p>15.92204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35.6695992">
                <text:p>35.6695992</text:p>
              </table:table-cell>
              <table:table-cell office:value-type="float" office:value="18.2239048">
                <text:p>18.22390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0">
                <text:p>300</text:p>
              </table:table-cell>
              <table:table-cell office:value-type="float" office:value="31.781446">
                <text:p>31.781446</text:p>
              </table:table-cell>
              <table:table-cell office:value-type="float" office:value="17.8592836">
                <text:p>17.85928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0">
                <text:p>400</text:p>
              </table:table-cell>
              <table:table-cell office:value-type="float" office:value="30.6882944">
                <text:p>30.6882944</text:p>
              </table:table-cell>
              <table:table-cell office:value-type="float" office:value="19.9357692">
                <text:p>19.93576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32.3650038">
                <text:p>32.3650038</text:p>
              </table:table-cell>
              <table:table-cell office:value-type="float" office:value="19.0594436">
                <text:p>19.05944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">
                <text:p>600</text:p>
              </table:table-cell>
              <table:table-cell office:value-type="float" office:value="28.9223168">
                <text:p>28.9223168</text:p>
              </table:table-cell>
              <table:table-cell office:value-type="float" office:value="15.901114">
                <text:p>15.9011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0">
                <text:p>700</text:p>
              </table:table-cell>
              <table:table-cell office:value-type="float" office:value="27.303174">
                <text:p>27.303174</text:p>
              </table:table-cell>
              <table:table-cell office:value-type="float" office:value="17.8221246">
                <text:p>17.82212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0">
                <text:p>800</text:p>
              </table:table-cell>
              <table:table-cell office:value-type="float" office:value="23.5009602">
                <text:p>23.5009602</text:p>
              </table:table-cell>
              <table:table-cell office:value-type="float" office:value="18.0902974">
                <text:p>18.09029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">
                <text:p>900</text:p>
              </table:table-cell>
              <table:table-cell office:value-type="float" office:value="26.3344644">
                <text:p>26.3344644</text:p>
              </table:table-cell>
              <table:table-cell office:value-type="float" office:value="17.04736">
                <text:p>17.047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">
                <text:p>1000</text:p>
              </table:table-cell>
              <table:table-cell office:value-type="float" office:value="26.4804994">
                <text:p>26.4804994</text:p>
              </table:table-cell>
              <table:table-cell office:value-type="float" office:value="15.579853">
                <text:p>15.5798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37.3333632">
                <text:p>37.3333632</text:p>
              </table:table-cell>
              <table:table-cell office:value-type="float" office:value="16.0882878">
                <text:p>16.08828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">
                <text:p>200</text:p>
              </table:table-cell>
              <table:table-cell office:value-type="float" office:value="34.1499518">
                <text:p>34.1499518</text:p>
              </table:table-cell>
              <table:table-cell office:value-type="float" office:value="19.0358978">
                <text:p>19.03589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0">
                <text:p>300</text:p>
              </table:table-cell>
              <table:table-cell office:value-type="float" office:value="31.65888">
                <text:p>31.65888</text:p>
              </table:table-cell>
              <table:table-cell office:value-type="float" office:value="14.7438588">
                <text:p>14.74385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">
                <text:p>400</text:p>
              </table:table-cell>
              <table:table-cell office:value-type="float" office:value="25.3903744">
                <text:p>25.3903744</text:p>
              </table:table-cell>
              <table:table-cell office:value-type="float" office:value="15.9856574">
                <text:p>15.98565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0">
                <text:p>500</text:p>
              </table:table-cell>
              <table:table-cell office:value-type="float" office:value="30.3755706">
                <text:p>30.3755706</text:p>
              </table:table-cell>
              <table:table-cell office:value-type="float" office:value="15.8600064">
                <text:p>15.86000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0">
                <text:p>600</text:p>
              </table:table-cell>
              <table:table-cell office:value-type="float" office:value="24.0128388">
                <text:p>24.0128388</text:p>
              </table:table-cell>
              <table:table-cell office:value-type="float" office:value="16.1927362">
                <text:p>16.19273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0">
                <text:p>700</text:p>
              </table:table-cell>
              <table:table-cell office:value-type="float" office:value="23.9511616">
                <text:p>23.9511616</text:p>
              </table:table-cell>
              <table:table-cell office:value-type="float" office:value="16.654566">
                <text:p>16.6545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0">
                <text:p>800</text:p>
              </table:table-cell>
              <table:table-cell office:value-type="float" office:value="23.0385986">
                <text:p>23.0385986</text:p>
              </table:table-cell>
              <table:table-cell office:value-type="float" office:value="16.5308348">
                <text:p>16.53083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0">
                <text:p>900</text:p>
              </table:table-cell>
              <table:table-cell office:value-type="float" office:value="20.9746882">
                <text:p>20.9746882</text:p>
              </table:table-cell>
              <table:table-cell office:value-type="float" office:value="19.180979">
                <text:p>19.1809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">
                <text:p>1000</text:p>
              </table:table-cell>
              <table:table-cell office:value-type="float" office:value="22.8815616">
                <text:p>22.8815616</text:p>
              </table:table-cell>
              <table:table-cell office:value-type="float" office:value="18.5628992">
                <text:p>18.56289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">
                <text:p>100</text:p>
              </table:table-cell>
              <table:table-cell office:value-type="float" office:value="34.8238014">
                <text:p>34.8238014</text:p>
              </table:table-cell>
              <table:table-cell office:value-type="float" office:value="14.7512386">
                <text:p>14.75123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">
                <text:p>200</text:p>
              </table:table-cell>
              <table:table-cell office:value-type="float" office:value="29.3278528">
                <text:p>29.3278528</text:p>
              </table:table-cell>
              <table:table-cell office:value-type="float" office:value="18.386016">
                <text:p>18.3860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0">
                <text:p>300</text:p>
              </table:table-cell>
              <table:table-cell office:value-type="float" office:value="26.9945474">
                <text:p>26.9945474</text:p>
              </table:table-cell>
              <table:table-cell office:value-type="float" office:value="15.6018624">
                <text:p>15.60186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0">
                <text:p>400</text:p>
              </table:table-cell>
              <table:table-cell office:value-type="float" office:value="27.5580158">
                <text:p>27.5580158</text:p>
              </table:table-cell>
              <table:table-cell office:value-type="float" office:value="15.8112832">
                <text:p>15.81128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0">
                <text:p>500</text:p>
              </table:table-cell>
              <table:table-cell office:value-type="float" office:value="26.3658298">
                <text:p>26.3658298</text:p>
              </table:table-cell>
              <table:table-cell office:value-type="float" office:value="17.3174014">
                <text:p>17.31740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0">
                <text:p>600</text:p>
              </table:table-cell>
              <table:table-cell office:value-type="float" office:value="25.2710014">
                <text:p>25.2710014</text:p>
              </table:table-cell>
              <table:table-cell office:value-type="float" office:value="17.6300096">
                <text:p>17.63000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0">
                <text:p>700</text:p>
              </table:table-cell>
              <table:table-cell office:value-type="float" office:value="22.5186238">
                <text:p>22.5186238</text:p>
              </table:table-cell>
              <table:table-cell office:value-type="float" office:value="17.323027">
                <text:p>17.3230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0">
                <text:p>800</text:p>
              </table:table-cell>
              <table:table-cell office:value-type="float" office:value="23.8923072">
                <text:p>23.8923072</text:p>
              </table:table-cell>
              <table:table-cell office:value-type="float" office:value="18.4803518">
                <text:p>18.48035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0">
                <text:p>900</text:p>
              </table:table-cell>
              <table:table-cell office:value-type="float" office:value="24.2648188">
                <text:p>24.2648188</text:p>
              </table:table-cell>
              <table:table-cell office:value-type="float" office:value="16.7923138">
                <text:p>16.79231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22.526074">
                <text:p>22.526074</text:p>
              </table:table-cell>
              <table:table-cell office:value-type="float" office:value="17.3366592">
                <text:p>17.33665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32.8340806">
                <text:p>32.8340806</text:p>
              </table:table-cell>
              <table:table-cell office:value-type="float" office:value="15.8318338">
                <text:p>15.83183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">
                <text:p>200</text:p>
              </table:table-cell>
              <table:table-cell office:value-type="float" office:value="29.7649662">
                <text:p>29.7649662</text:p>
              </table:table-cell>
              <table:table-cell office:value-type="float" office:value="19.193747">
                <text:p>19.1937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">
                <text:p>300</text:p>
              </table:table-cell>
              <table:table-cell office:value-type="float" office:value="24.8969472">
                <text:p>24.8969472</text:p>
              </table:table-cell>
              <table:table-cell office:value-type="float" office:value="17.9807106">
                <text:p>17.98071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0">
                <text:p>400</text:p>
              </table:table-cell>
              <table:table-cell office:value-type="float" office:value="22.504819">
                <text:p>22.504819</text:p>
              </table:table-cell>
              <table:table-cell office:value-type="float" office:value="18.267571">
                <text:p>18.2675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0">
                <text:p>500</text:p>
              </table:table-cell>
              <table:table-cell office:value-type="float" office:value="28.1873144">
                <text:p>28.1873144</text:p>
              </table:table-cell>
              <table:table-cell office:value-type="float" office:value="15.7949308">
                <text:p>15.79493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0">
                <text:p>600</text:p>
              </table:table-cell>
              <table:table-cell office:value-type="float" office:value="21.4732862">
                <text:p>21.4732862</text:p>
              </table:table-cell>
              <table:table-cell office:value-type="float" office:value="15.9776954">
                <text:p>15.97769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00">
                <text:p>700</text:p>
              </table:table-cell>
              <table:table-cell office:value-type="float" office:value="24.472691">
                <text:p>24.472691</text:p>
              </table:table-cell>
              <table:table-cell office:value-type="float" office:value="17.6297284">
                <text:p>17.62972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0">
                <text:p>800</text:p>
              </table:table-cell>
              <table:table-cell office:value-type="float" office:value="21.8218816">
                <text:p>21.8218816</text:p>
              </table:table-cell>
              <table:table-cell office:value-type="float" office:value="18.4833218">
                <text:p>18.48332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0">
                <text:p>900</text:p>
              </table:table-cell>
              <table:table-cell office:value-type="float" office:value="21.9626046">
                <text:p>21.9626046</text:p>
              </table:table-cell>
              <table:table-cell office:value-type="float" office:value="17.6958142">
                <text:p>17.69581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0">
                <text:p>1000</text:p>
              </table:table-cell>
              <table:table-cell office:value-type="float" office:value="21.6731324">
                <text:p>21.6731324</text:p>
              </table:table-cell>
              <table:table-cell office:value-type="float" office:value="16.3750976">
                <text:p>16.37509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31.4759358">
                <text:p>31.4759358</text:p>
              </table:table-cell>
              <table:table-cell office:value-type="float" office:value="19.3099324">
                <text:p>19.30993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">
                <text:p>200</text:p>
              </table:table-cell>
              <table:table-cell office:value-type="float" office:value="25.5951428">
                <text:p>25.5951428</text:p>
              </table:table-cell>
              <table:table-cell office:value-type="float" office:value="17.7533054">
                <text:p>17.75330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0">
                <text:p>300</text:p>
              </table:table-cell>
              <table:table-cell office:value-type="float" office:value="25.9941188">
                <text:p>25.9941188</text:p>
              </table:table-cell>
              <table:table-cell office:value-type="float" office:value="16.2184194">
                <text:p>16.21841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0">
                <text:p>400</text:p>
              </table:table-cell>
              <table:table-cell office:value-type="float" office:value="26.5039684">
                <text:p>26.5039684</text:p>
              </table:table-cell>
              <table:table-cell office:value-type="float" office:value="20.2790778">
                <text:p>20.27907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0">
                <text:p>500</text:p>
              </table:table-cell>
              <table:table-cell office:value-type="float" office:value="26.4641982">
                <text:p>26.4641982</text:p>
              </table:table-cell>
              <table:table-cell office:value-type="float" office:value="17.1679548">
                <text:p>17.16795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00">
                <text:p>600</text:p>
              </table:table-cell>
              <table:table-cell office:value-type="float" office:value="21.4422334">
                <text:p>21.4422334</text:p>
              </table:table-cell>
              <table:table-cell office:value-type="float" office:value="16.4362428">
                <text:p>16.43624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0">
                <text:p>700</text:p>
              </table:table-cell>
              <table:table-cell office:value-type="float" office:value="25.0572418">
                <text:p>25.0572418</text:p>
              </table:table-cell>
              <table:table-cell office:value-type="float" office:value="17.085043">
                <text:p>17.0850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0">
                <text:p>800</text:p>
              </table:table-cell>
              <table:table-cell office:value-type="float" office:value="22.880665">
                <text:p>22.880665</text:p>
              </table:table-cell>
              <table:table-cell office:value-type="float" office:value="19.5737088">
                <text:p>19.57370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0">
                <text:p>900</text:p>
              </table:table-cell>
              <table:table-cell office:value-type="float" office:value="21.263251">
                <text:p>21.263251</text:p>
              </table:table-cell>
              <table:table-cell office:value-type="float" office:value="15.537267">
                <text:p>15.5372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0">
                <text:p>1000</text:p>
              </table:table-cell>
              <table:table-cell office:value-type="float" office:value="21.9219906">
                <text:p>21.9219906</text:p>
              </table:table-cell>
              <table:table-cell office:value-type="float" office:value="18.4145664">
                <text:p>18.41456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">
                <text:p>100</text:p>
              </table:table-cell>
              <table:table-cell office:value-type="float" office:value="30.3856582">
                <text:p>30.3856582</text:p>
              </table:table-cell>
              <table:table-cell office:value-type="float" office:value="17.394195">
                <text:p>17.3941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27.757818">
                <text:p>27.757818</text:p>
              </table:table-cell>
              <table:table-cell office:value-type="float" office:value="20.3496">
                <text:p>20.34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0">
                <text:p>300</text:p>
              </table:table-cell>
              <table:table-cell office:value-type="float" office:value="25.6391168">
                <text:p>25.6391168</text:p>
              </table:table-cell>
              <table:table-cell office:value-type="float" office:value="17.3113592">
                <text:p>17.31135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0">
                <text:p>400</text:p>
              </table:table-cell>
              <table:table-cell office:value-type="float" office:value="23.645984">
                <text:p>23.645984</text:p>
              </table:table-cell>
              <table:table-cell office:value-type="float" office:value="21.1133252">
                <text:p>21.11332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0">
                <text:p>500</text:p>
              </table:table-cell>
              <table:table-cell office:value-type="float" office:value="23.0082758">
                <text:p>23.0082758</text:p>
              </table:table-cell>
              <table:table-cell office:value-type="float" office:value="15.6076096">
                <text:p>15.60760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0">
                <text:p>600</text:p>
              </table:table-cell>
              <table:table-cell office:value-type="float" office:value="21.857043">
                <text:p>21.857043</text:p>
              </table:table-cell>
              <table:table-cell office:value-type="float" office:value="17.29312">
                <text:p>17.293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0">
                <text:p>700</text:p>
              </table:table-cell>
              <table:table-cell office:value-type="float" office:value="21.1770624">
                <text:p>21.1770624</text:p>
              </table:table-cell>
              <table:table-cell office:value-type="float" office:value="15.5654014">
                <text:p>15.56540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0">
                <text:p>800</text:p>
              </table:table-cell>
              <table:table-cell office:value-type="float" office:value="20.8438786">
                <text:p>20.8438786</text:p>
              </table:table-cell>
              <table:table-cell office:value-type="float" office:value="17.3524482">
                <text:p>17.35244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0">
                <text:p>900</text:p>
              </table:table-cell>
              <table:table-cell office:value-type="float" office:value="20.8064254">
                <text:p>20.8064254</text:p>
              </table:table-cell>
              <table:table-cell office:value-type="float" office:value="17.9647938">
                <text:p>17.96479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0">
                <text:p>1000</text:p>
              </table:table-cell>
              <table:table-cell office:value-type="float" office:value="20.4326716">
                <text:p>20.4326716</text:p>
              </table:table-cell>
              <table:table-cell office:value-type="float" office:value="14.2373632">
                <text:p>14.23736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30.0894914">
                <text:p>30.0894914</text:p>
              </table:table-cell>
              <table:table-cell office:value-type="float" office:value="16.7139642">
                <text:p>16.71396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">
                <text:p>200</text:p>
              </table:table-cell>
              <table:table-cell office:value-type="float" office:value="25.0519682">
                <text:p>25.0519682</text:p>
              </table:table-cell>
              <table:table-cell office:value-type="float" office:value="16.0074308">
                <text:p>16.00743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0">
                <text:p>300</text:p>
              </table:table-cell>
              <table:table-cell office:value-type="float" office:value="26.1898626">
                <text:p>26.1898626</text:p>
              </table:table-cell>
              <table:table-cell office:value-type="float" office:value="17.4703742">
                <text:p>17.47037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0">
                <text:p>400</text:p>
              </table:table-cell>
              <table:table-cell office:value-type="float" office:value="23.3947524">
                <text:p>23.3947524</text:p>
              </table:table-cell>
              <table:table-cell office:value-type="float" office:value="16.0982912">
                <text:p>16.09829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0">
                <text:p>500</text:p>
              </table:table-cell>
              <table:table-cell office:value-type="float" office:value="20.9899068">
                <text:p>20.9899068</text:p>
              </table:table-cell>
              <table:table-cell office:value-type="float" office:value="14.3226176">
                <text:p>14.32261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0">
                <text:p>600</text:p>
              </table:table-cell>
              <table:table-cell office:value-type="float" office:value="21.0996866">
                <text:p>21.0996866</text:p>
              </table:table-cell>
              <table:table-cell office:value-type="float" office:value="16.231827">
                <text:p>16.2318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0">
                <text:p>700</text:p>
              </table:table-cell>
              <table:table-cell office:value-type="float" office:value="21.3697858">
                <text:p>21.3697858</text:p>
              </table:table-cell>
              <table:table-cell office:value-type="float" office:value="14.7136386">
                <text:p>14.71363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00">
                <text:p>800</text:p>
              </table:table-cell>
              <table:table-cell office:value-type="float" office:value="22.103328">
                <text:p>22.103328</text:p>
              </table:table-cell>
              <table:table-cell office:value-type="float" office:value="11.370605">
                <text:p>11.3706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0">
                <text:p>900</text:p>
              </table:table-cell>
              <table:table-cell office:value-type="float" office:value="21.1652606">
                <text:p>21.1652606</text:p>
              </table:table-cell>
              <table:table-cell office:value-type="float" office:value="19.5609534">
                <text:p>19.56095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0">
                <text:p>1000</text:p>
              </table:table-cell>
              <table:table-cell office:value-type="float" office:value="19.313799">
                <text:p>19.313799</text:p>
              </table:table-cell>
              <table:table-cell office:value-type="float" office:value="17.311206">
                <text:p>17.3112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27.609792">
                <text:p>27.609792</text:p>
              </table:table-cell>
              <table:table-cell office:value-type="float" office:value="18.0315972">
                <text:p>18.03159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">
                <text:p>200</text:p>
              </table:table-cell>
              <table:table-cell office:value-type="float" office:value="27.8194812">
                <text:p>27.8194812</text:p>
              </table:table-cell>
              <table:table-cell office:value-type="float" office:value="20.2769084">
                <text:p>20.27690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0">
                <text:p>300</text:p>
              </table:table-cell>
              <table:table-cell office:value-type="float" office:value="24.957671">
                <text:p>24.957671</text:p>
              </table:table-cell>
              <table:table-cell office:value-type="float" office:value="15.4044674">
                <text:p>15.40446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24.3326462">
                <text:p>24.3326462</text:p>
              </table:table-cell>
              <table:table-cell office:value-type="float" office:value="17.37977">
                <text:p>17.379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0">
                <text:p>500</text:p>
              </table:table-cell>
              <table:table-cell office:value-type="float" office:value="22.3413436">
                <text:p>22.3413436</text:p>
              </table:table-cell>
              <table:table-cell office:value-type="float" office:value="17.8537024">
                <text:p>17.85370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00">
                <text:p>600</text:p>
              </table:table-cell>
              <table:table-cell office:value-type="float" office:value="23.0343426">
                <text:p>23.0343426</text:p>
              </table:table-cell>
              <table:table-cell office:value-type="float" office:value="20.4102208">
                <text:p>20.41022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00">
                <text:p>700</text:p>
              </table:table-cell>
              <table:table-cell office:value-type="float" office:value="22.696698">
                <text:p>22.696698</text:p>
              </table:table-cell>
              <table:table-cell office:value-type="float" office:value="16.7305092">
                <text:p>16.73050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00">
                <text:p>800</text:p>
              </table:table-cell>
              <table:table-cell office:value-type="float" office:value="22.2279108">
                <text:p>22.2279108</text:p>
              </table:table-cell>
              <table:table-cell office:value-type="float" office:value="16.1079106">
                <text:p>16.10791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0">
                <text:p>900</text:p>
              </table:table-cell>
              <table:table-cell office:value-type="float" office:value="19.6002814">
                <text:p>19.6002814</text:p>
              </table:table-cell>
              <table:table-cell office:value-type="float" office:value="19.3080508">
                <text:p>19.30805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21.4788988">
                <text:p>21.4788988</text:p>
              </table:table-cell>
              <table:table-cell office:value-type="float" office:value="17.9993924">
                <text:p>17.99939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7cm" svg:height="14.458cm" xlink:href=".." xlink:type="simple" chart:class="chart:scatter" chart:style-name="ch1">
        <chart:title svg:x="7.448cm" svg:y="0.425cm" chart:style-name="ch2">
          <text:p>100,000,000</text:p>
        </chart:title>
        <chart:subtitle svg:x="6.971cm" svg:y="1.519cm" chart:style-name="ch3">
          <text:p>5 samples per point</text:p>
        </chart:subtitle>
        <chart:legend chart:legend-position="end" svg:x="15.286cm" svg:y="6.681cm" style:legend-expansion="high" chart:style-name="ch4"/>
        <chart:plot-area chart:style-name="ch5" table:cell-range-address="Sheet1.B2:Sheet1.B102 Sheet1.I2:Sheet1.J102" chart:data-source-has-labels="row" svg:x="1.36cm" svg:y="2.517cm" svg:width="13.577cm" svg:height="10.671cm">
          <chartooo:coordinate-region svg:x="2.167cm" svg:y="2.716cm" svg:width="12.398cm" svg:height="9.825cm"/>
          <chart:axis chart:dimension="x" chart:name="primary-x" chart:style-name="ch6">
            <chart:title svg:x="6.794cm" svg:y="13.477cm" chart:style-name="ch7">
              <text:p>Threads per block</text:p>
            </chart:title>
          </chart:axis>
          <chart:axis chart:dimension="y" chart:name="primary-y" chart:style-name="ch6">
            <chart:title svg:x="0.451cm" svg:y="8.994cm" chart:style-name="ch8">
              <text:p>Execution Time</text:p>
            </chart:title>
            <chart:grid chart:style-name="ch9" chart:class="major"/>
          </chart:axis>
          <chart:series chart:style-name="ch10" chart:values-cell-range-address="Sheet1.I3:Sheet1.I102" chart:label-cell-address="Sheet1.I2:Sheet1.I2" chart:class="chart:scatter">
            <chart:domain table:cell-range-address="Sheet1.B3:Sheet1.B102"/>
            <chart:data-point chart:repeated="100"/>
          </chart:series>
          <chart:series chart:style-name="ch11" chart:values-cell-range-address="Sheet1.J3:Sheet1.J102" chart:label-cell-address="Sheet1.J2:Sheet1.J2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 Stride</text:p>
                <draw:g>
                  <svg:desc>Sheet1.I2:Sheet1.I2</svg:desc>
                </draw:g>
              </table:table-cell>
              <table:table-cell office:value-type="string">
                <text:p>Stride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3:Sheet1.B102</svg:desc>
                </draw:g>
              </table:table-cell>
              <table:table-cell office:value-type="float" office:value="360.9864196">
                <text:p>360.9864196</text:p>
                <draw:g>
                  <svg:desc>Sheet1.I3:Sheet1.I102</svg:desc>
                </draw:g>
              </table:table-cell>
              <table:table-cell office:value-type="float" office:value="174.0294188">
                <text:p>174.0294188</text:p>
                <draw:g>
                  <svg:desc>Sheet1.J3:Sheet1.J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81.410553">
                <text:p>381.410553</text:p>
              </table:table-cell>
              <table:table-cell office:value-type="float" office:value="174.929242">
                <text:p>174.929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406.8864502">
                <text:p>406.8864502</text:p>
              </table:table-cell>
              <table:table-cell office:value-type="float" office:value="172.2138946">
                <text:p>172.21389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371.7336546">
                <text:p>371.7336546</text:p>
              </table:table-cell>
              <table:table-cell office:value-type="float" office:value="169.8786226">
                <text:p>169.8786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424.2180238">
                <text:p>424.2180238</text:p>
              </table:table-cell>
              <table:table-cell office:value-type="float" office:value="164.1254976">
                <text:p>164.12549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390.9476624">
                <text:p>390.9476624</text:p>
              </table:table-cell>
              <table:table-cell office:value-type="float" office:value="175.0617158">
                <text:p>175.0617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319.302606">
                <text:p>319.302606</text:p>
              </table:table-cell>
              <table:table-cell office:value-type="float" office:value="166.3810394">
                <text:p>166.38103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53.3536804">
                <text:p>353.3536804</text:p>
              </table:table-cell>
              <table:table-cell office:value-type="float" office:value="170.6496186">
                <text:p>170.64961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389.8102418">
                <text:p>389.8102418</text:p>
              </table:table-cell>
              <table:table-cell office:value-type="float" office:value="171.7429932">
                <text:p>171.74299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419.3664916">
                <text:p>419.3664916</text:p>
              </table:table-cell>
              <table:table-cell office:value-type="float" office:value="169.0241944">
                <text:p>169.02419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371.565381">
                <text:p>371.565381</text:p>
              </table:table-cell>
              <table:table-cell office:value-type="float" office:value="175.0612796">
                <text:p>175.06127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384.7681702">
                <text:p>384.7681702</text:p>
              </table:table-cell>
              <table:table-cell office:value-type="float" office:value="167.0281616">
                <text:p>167.02816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">
                <text:p>300</text:p>
              </table:table-cell>
              <table:table-cell office:value-type="float" office:value="409.544214">
                <text:p>409.544214</text:p>
              </table:table-cell>
              <table:table-cell office:value-type="float" office:value="163.996219">
                <text:p>163.9962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">
                <text:p>400</text:p>
              </table:table-cell>
              <table:table-cell office:value-type="float" office:value="363.336316">
                <text:p>363.336316</text:p>
              </table:table-cell>
              <table:table-cell office:value-type="float" office:value="173.8317382">
                <text:p>173.8317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">
                <text:p>500</text:p>
              </table:table-cell>
              <table:table-cell office:value-type="float" office:value="416.0656738">
                <text:p>416.0656738</text:p>
              </table:table-cell>
              <table:table-cell office:value-type="float" office:value="166.280115">
                <text:p>166.280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">
                <text:p>600</text:p>
              </table:table-cell>
              <table:table-cell office:value-type="float" office:value="364.2292236">
                <text:p>364.2292236</text:p>
              </table:table-cell>
              <table:table-cell office:value-type="float" office:value="167.7621978">
                <text:p>167.76219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0">
                <text:p>700</text:p>
              </table:table-cell>
              <table:table-cell office:value-type="float" office:value="318.4816164">
                <text:p>318.4816164</text:p>
              </table:table-cell>
              <table:table-cell office:value-type="float" office:value="164.2394774">
                <text:p>164.23947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">
                <text:p>800</text:p>
              </table:table-cell>
              <table:table-cell office:value-type="float" office:value="340.8883666">
                <text:p>340.8883666</text:p>
              </table:table-cell>
              <table:table-cell office:value-type="float" office:value="166.0701172">
                <text:p>166.07011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368.0451966">
                <text:p>368.0451966</text:p>
              </table:table-cell>
              <table:table-cell office:value-type="float" office:value="166.627411">
                <text:p>166.6274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401.8596498">
                <text:p>401.8596498</text:p>
              </table:table-cell>
              <table:table-cell office:value-type="float" office:value="168.4017152">
                <text:p>168.40171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58.6861328">
                <text:p>358.6861328</text:p>
              </table:table-cell>
              <table:table-cell office:value-type="float" office:value="159.826732">
                <text:p>159.8267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390.323712">
                <text:p>390.323712</text:p>
              </table:table-cell>
              <table:table-cell office:value-type="float" office:value="164.9501404">
                <text:p>164.95014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0">
                <text:p>300</text:p>
              </table:table-cell>
              <table:table-cell office:value-type="float" office:value="381.8227052">
                <text:p>381.8227052</text:p>
              </table:table-cell>
              <table:table-cell office:value-type="float" office:value="169.3463744">
                <text:p>169.34637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0">
                <text:p>400</text:p>
              </table:table-cell>
              <table:table-cell office:value-type="float" office:value="358.4067932">
                <text:p>358.4067932</text:p>
              </table:table-cell>
              <table:table-cell office:value-type="float" office:value="173.2299074">
                <text:p>173.22990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427.7219118">
                <text:p>427.7219118</text:p>
              </table:table-cell>
              <table:table-cell office:value-type="float" office:value="173.2786896">
                <text:p>173.27868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">
                <text:p>600</text:p>
              </table:table-cell>
              <table:table-cell office:value-type="float" office:value="337.024176">
                <text:p>337.024176</text:p>
              </table:table-cell>
              <table:table-cell office:value-type="float" office:value="163.9777834">
                <text:p>163.97778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0">
                <text:p>700</text:p>
              </table:table-cell>
              <table:table-cell office:value-type="float" office:value="313.391455">
                <text:p>313.391455</text:p>
              </table:table-cell>
              <table:table-cell office:value-type="float" office:value="173.8763458">
                <text:p>173.87634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0">
                <text:p>800</text:p>
              </table:table-cell>
              <table:table-cell office:value-type="float" office:value="336.3597716">
                <text:p>336.3597716</text:p>
              </table:table-cell>
              <table:table-cell office:value-type="float" office:value="167.7959166">
                <text:p>167.79591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">
                <text:p>900</text:p>
              </table:table-cell>
              <table:table-cell office:value-type="float" office:value="370.0421996">
                <text:p>370.0421996</text:p>
              </table:table-cell>
              <table:table-cell office:value-type="float" office:value="173.4309144">
                <text:p>173.43091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">
                <text:p>1000</text:p>
              </table:table-cell>
              <table:table-cell office:value-type="float" office:value="382.80412">
                <text:p>382.80412</text:p>
              </table:table-cell>
              <table:table-cell office:value-type="float" office:value="174.8210572">
                <text:p>174.82105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367.3520324">
                <text:p>367.3520324</text:p>
              </table:table-cell>
              <table:table-cell office:value-type="float" office:value="183.8741274">
                <text:p>183.87412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">
                <text:p>200</text:p>
              </table:table-cell>
              <table:table-cell office:value-type="float" office:value="383.5750428">
                <text:p>383.5750428</text:p>
              </table:table-cell>
              <table:table-cell office:value-type="float" office:value="170.637747">
                <text:p>170.6377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0">
                <text:p>300</text:p>
              </table:table-cell>
              <table:table-cell office:value-type="float" office:value="397.1390134">
                <text:p>397.1390134</text:p>
              </table:table-cell>
              <table:table-cell office:value-type="float" office:value="175.3149962">
                <text:p>175.31499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">
                <text:p>400</text:p>
              </table:table-cell>
              <table:table-cell office:value-type="float" office:value="344.9888244">
                <text:p>344.9888244</text:p>
              </table:table-cell>
              <table:table-cell office:value-type="float" office:value="172.4125152">
                <text:p>172.41251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0">
                <text:p>500</text:p>
              </table:table-cell>
              <table:table-cell office:value-type="float" office:value="387.4179992">
                <text:p>387.4179992</text:p>
              </table:table-cell>
              <table:table-cell office:value-type="float" office:value="169.0140592">
                <text:p>169.01405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0">
                <text:p>600</text:p>
              </table:table-cell>
              <table:table-cell office:value-type="float" office:value="354.698419">
                <text:p>354.698419</text:p>
              </table:table-cell>
              <table:table-cell office:value-type="float" office:value="167.4581484">
                <text:p>167.45814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0">
                <text:p>700</text:p>
              </table:table-cell>
              <table:table-cell office:value-type="float" office:value="313.8694214">
                <text:p>313.8694214</text:p>
              </table:table-cell>
              <table:table-cell office:value-type="float" office:value="174.295883">
                <text:p>174.2958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0">
                <text:p>800</text:p>
              </table:table-cell>
              <table:table-cell office:value-type="float" office:value="328.9975588">
                <text:p>328.9975588</text:p>
              </table:table-cell>
              <table:table-cell office:value-type="float" office:value="167.8235656">
                <text:p>167.82356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0">
                <text:p>900</text:p>
              </table:table-cell>
              <table:table-cell office:value-type="float" office:value="343.081909">
                <text:p>343.081909</text:p>
              </table:table-cell>
              <table:table-cell office:value-type="float" office:value="173.5815704">
                <text:p>173.58157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">
                <text:p>1000</text:p>
              </table:table-cell>
              <table:table-cell office:value-type="float" office:value="387.4768128">
                <text:p>387.4768128</text:p>
              </table:table-cell>
              <table:table-cell office:value-type="float" office:value="169.6204346">
                <text:p>169.62043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">
                <text:p>100</text:p>
              </table:table-cell>
              <table:table-cell office:value-type="float" office:value="349.3843628">
                <text:p>349.3843628</text:p>
              </table:table-cell>
              <table:table-cell office:value-type="float" office:value="176.283017">
                <text:p>176.2830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">
                <text:p>200</text:p>
              </table:table-cell>
              <table:table-cell office:value-type="float" office:value="371.181665">
                <text:p>371.181665</text:p>
              </table:table-cell>
              <table:table-cell office:value-type="float" office:value="170.2001464">
                <text:p>170.20014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0">
                <text:p>300</text:p>
              </table:table-cell>
              <table:table-cell office:value-type="float" office:value="382.3496218">
                <text:p>382.3496218</text:p>
              </table:table-cell>
              <table:table-cell office:value-type="float" office:value="169.33656">
                <text:p>169.336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0">
                <text:p>400</text:p>
              </table:table-cell>
              <table:table-cell office:value-type="float" office:value="346.6055604">
                <text:p>346.6055604</text:p>
              </table:table-cell>
              <table:table-cell office:value-type="float" office:value="167.5159546">
                <text:p>167.51595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0">
                <text:p>500</text:p>
              </table:table-cell>
              <table:table-cell office:value-type="float" office:value="369.8167052">
                <text:p>369.8167052</text:p>
              </table:table-cell>
              <table:table-cell office:value-type="float" office:value="169.7575592">
                <text:p>169.75755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0">
                <text:p>600</text:p>
              </table:table-cell>
              <table:table-cell office:value-type="float" office:value="327.3395566">
                <text:p>327.3395566</text:p>
              </table:table-cell>
              <table:table-cell office:value-type="float" office:value="164.468585">
                <text:p>164.4685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0">
                <text:p>700</text:p>
              </table:table-cell>
              <table:table-cell office:value-type="float" office:value="311.9557678">
                <text:p>311.9557678</text:p>
              </table:table-cell>
              <table:table-cell office:value-type="float" office:value="172.8826478">
                <text:p>172.88264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0">
                <text:p>800</text:p>
              </table:table-cell>
              <table:table-cell office:value-type="float" office:value="314.9269348">
                <text:p>314.9269348</text:p>
              </table:table-cell>
              <table:table-cell office:value-type="float" office:value="168.1064514">
                <text:p>168.10645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0">
                <text:p>900</text:p>
              </table:table-cell>
              <table:table-cell office:value-type="float" office:value="347.8434508">
                <text:p>347.8434508</text:p>
              </table:table-cell>
              <table:table-cell office:value-type="float" office:value="172.2304078">
                <text:p>172.23040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381.9039612">
                <text:p>381.9039612</text:p>
              </table:table-cell>
              <table:table-cell office:value-type="float" office:value="166.4945952">
                <text:p>166.49459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366.2055544">
                <text:p>366.2055544</text:p>
              </table:table-cell>
              <table:table-cell office:value-type="float" office:value="171.1592012">
                <text:p>171.15920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">
                <text:p>200</text:p>
              </table:table-cell>
              <table:table-cell office:value-type="float" office:value="375.209149">
                <text:p>375.209149</text:p>
              </table:table-cell>
              <table:table-cell office:value-type="float" office:value="173.2153656">
                <text:p>173.21536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">
                <text:p>300</text:p>
              </table:table-cell>
              <table:table-cell office:value-type="float" office:value="372.8478454">
                <text:p>372.8478454</text:p>
              </table:table-cell>
              <table:table-cell office:value-type="float" office:value="169.241794">
                <text:p>169.2417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0">
                <text:p>400</text:p>
              </table:table-cell>
              <table:table-cell office:value-type="float" office:value="348.2733764">
                <text:p>348.2733764</text:p>
              </table:table-cell>
              <table:table-cell office:value-type="float" office:value="178.985083">
                <text:p>178.9850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0">
                <text:p>500</text:p>
              </table:table-cell>
              <table:table-cell office:value-type="float" office:value="385.7379456">
                <text:p>385.7379456</text:p>
              </table:table-cell>
              <table:table-cell office:value-type="float" office:value="166.3392304">
                <text:p>166.33923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0">
                <text:p>600</text:p>
              </table:table-cell>
              <table:table-cell office:value-type="float" office:value="326.1499514">
                <text:p>326.1499514</text:p>
              </table:table-cell>
              <table:table-cell office:value-type="float" office:value="175.552823">
                <text:p>175.5528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00">
                <text:p>700</text:p>
              </table:table-cell>
              <table:table-cell office:value-type="float" office:value="307.6403378">
                <text:p>307.6403378</text:p>
              </table:table-cell>
              <table:table-cell office:value-type="float" office:value="167.8071228">
                <text:p>167.80712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0">
                <text:p>800</text:p>
              </table:table-cell>
              <table:table-cell office:value-type="float" office:value="317.0429382">
                <text:p>317.0429382</text:p>
              </table:table-cell>
              <table:table-cell office:value-type="float" office:value="172.8898346">
                <text:p>172.88983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0">
                <text:p>900</text:p>
              </table:table-cell>
              <table:table-cell office:value-type="float" office:value="318.6820678">
                <text:p>318.6820678</text:p>
              </table:table-cell>
              <table:table-cell office:value-type="float" office:value="164.5910522">
                <text:p>164.59105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0">
                <text:p>1000</text:p>
              </table:table-cell>
              <table:table-cell office:value-type="float" office:value="369.0104554">
                <text:p>369.0104554</text:p>
              </table:table-cell>
              <table:table-cell office:value-type="float" office:value="166.0391084">
                <text:p>166.03910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358.5075194">
                <text:p>358.5075194</text:p>
              </table:table-cell>
              <table:table-cell office:value-type="float" office:value="170.0462706">
                <text:p>170.04627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">
                <text:p>200</text:p>
              </table:table-cell>
              <table:table-cell office:value-type="float" office:value="371.4599914">
                <text:p>371.4599914</text:p>
              </table:table-cell>
              <table:table-cell office:value-type="float" office:value="178.4595184">
                <text:p>178.45951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0">
                <text:p>300</text:p>
              </table:table-cell>
              <table:table-cell office:value-type="float" office:value="377.0844422">
                <text:p>377.0844422</text:p>
              </table:table-cell>
              <table:table-cell office:value-type="float" office:value="172.8434876">
                <text:p>172.84348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0">
                <text:p>400</text:p>
              </table:table-cell>
              <table:table-cell office:value-type="float" office:value="358.7299498">
                <text:p>358.7299498</text:p>
              </table:table-cell>
              <table:table-cell office:value-type="float" office:value="173.842096">
                <text:p>173.8420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0">
                <text:p>500</text:p>
              </table:table-cell>
              <table:table-cell office:value-type="float" office:value="386.2101806">
                <text:p>386.2101806</text:p>
              </table:table-cell>
              <table:table-cell office:value-type="float" office:value="168.0126708">
                <text:p>168.01267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00">
                <text:p>600</text:p>
              </table:table-cell>
              <table:table-cell office:value-type="float" office:value="315.2922424">
                <text:p>315.2922424</text:p>
              </table:table-cell>
              <table:table-cell office:value-type="float" office:value="169.8704834">
                <text:p>169.87048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0">
                <text:p>700</text:p>
              </table:table-cell>
              <table:table-cell office:value-type="float" office:value="302.3977356">
                <text:p>302.3977356</text:p>
              </table:table-cell>
              <table:table-cell office:value-type="float" office:value="163.9569792">
                <text:p>163.95697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0">
                <text:p>800</text:p>
              </table:table-cell>
              <table:table-cell office:value-type="float" office:value="309.397711">
                <text:p>309.397711</text:p>
              </table:table-cell>
              <table:table-cell office:value-type="float" office:value="174.1533752">
                <text:p>174.15337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0">
                <text:p>900</text:p>
              </table:table-cell>
              <table:table-cell office:value-type="float" office:value="316.4475034">
                <text:p>316.4475034</text:p>
              </table:table-cell>
              <table:table-cell office:value-type="float" office:value="168.467923">
                <text:p>168.4679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0">
                <text:p>1000</text:p>
              </table:table-cell>
              <table:table-cell office:value-type="float" office:value="339.5434998">
                <text:p>339.5434998</text:p>
              </table:table-cell>
              <table:table-cell office:value-type="float" office:value="162.717624">
                <text:p>162.7176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">
                <text:p>100</text:p>
              </table:table-cell>
              <table:table-cell office:value-type="float" office:value="367.4618224">
                <text:p>367.4618224</text:p>
              </table:table-cell>
              <table:table-cell office:value-type="float" office:value="157.4878464">
                <text:p>157.48784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365.8347778">
                <text:p>365.8347778</text:p>
              </table:table-cell>
              <table:table-cell office:value-type="float" office:value="170.3500794">
                <text:p>170.35007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0">
                <text:p>300</text:p>
              </table:table-cell>
              <table:table-cell office:value-type="float" office:value="366.5402894">
                <text:p>366.5402894</text:p>
              </table:table-cell>
              <table:table-cell office:value-type="float" office:value="163.1609802">
                <text:p>163.16098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0">
                <text:p>400</text:p>
              </table:table-cell>
              <table:table-cell office:value-type="float" office:value="350.1884034">
                <text:p>350.1884034</text:p>
              </table:table-cell>
              <table:table-cell office:value-type="float" office:value="164.538901">
                <text:p>164.5389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0">
                <text:p>500</text:p>
              </table:table-cell>
              <table:table-cell office:value-type="float" office:value="383.772583">
                <text:p>383.772583</text:p>
              </table:table-cell>
              <table:table-cell office:value-type="float" office:value="172.6497558">
                <text:p>172.64975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0">
                <text:p>600</text:p>
              </table:table-cell>
              <table:table-cell office:value-type="float" office:value="309.511334">
                <text:p>309.511334</text:p>
              </table:table-cell>
              <table:table-cell office:value-type="float" office:value="168.2996888">
                <text:p>168.29968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0">
                <text:p>700</text:p>
              </table:table-cell>
              <table:table-cell office:value-type="float" office:value="302.920349">
                <text:p>302.920349</text:p>
              </table:table-cell>
              <table:table-cell office:value-type="float" office:value="171.2123962">
                <text:p>171.21239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0">
                <text:p>800</text:p>
              </table:table-cell>
              <table:table-cell office:value-type="float" office:value="284.2104644">
                <text:p>284.2104644</text:p>
              </table:table-cell>
              <table:table-cell office:value-type="float" office:value="165.7387238">
                <text:p>165.73872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0">
                <text:p>900</text:p>
              </table:table-cell>
              <table:table-cell office:value-type="float" office:value="305.3718508">
                <text:p>305.3718508</text:p>
              </table:table-cell>
              <table:table-cell office:value-type="float" office:value="168.778412">
                <text:p>168.7784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0">
                <text:p>1000</text:p>
              </table:table-cell>
              <table:table-cell office:value-type="float" office:value="318.18952">
                <text:p>318.18952</text:p>
              </table:table-cell>
              <table:table-cell office:value-type="float" office:value="156.9659898">
                <text:p>156.96598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352.9831484">
                <text:p>352.9831484</text:p>
              </table:table-cell>
              <table:table-cell office:value-type="float" office:value="170.605246">
                <text:p>170.6052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">
                <text:p>200</text:p>
              </table:table-cell>
              <table:table-cell office:value-type="float" office:value="341.0744688">
                <text:p>341.0744688</text:p>
              </table:table-cell>
              <table:table-cell office:value-type="float" office:value="172.7570284">
                <text:p>172.75702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0">
                <text:p>300</text:p>
              </table:table-cell>
              <table:table-cell office:value-type="float" office:value="378.3851136">
                <text:p>378.3851136</text:p>
              </table:table-cell>
              <table:table-cell office:value-type="float" office:value="167.127002">
                <text:p>167.1270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0">
                <text:p>400</text:p>
              </table:table-cell>
              <table:table-cell office:value-type="float" office:value="350.1539064">
                <text:p>350.1539064</text:p>
              </table:table-cell>
              <table:table-cell office:value-type="float" office:value="164.281824">
                <text:p>164.2818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0">
                <text:p>500</text:p>
              </table:table-cell>
              <table:table-cell office:value-type="float" office:value="356.072882">
                <text:p>356.072882</text:p>
              </table:table-cell>
              <table:table-cell office:value-type="float" office:value="176.4076322">
                <text:p>176.40763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0">
                <text:p>600</text:p>
              </table:table-cell>
              <table:table-cell office:value-type="float" office:value="289.7721068">
                <text:p>289.7721068</text:p>
              </table:table-cell>
              <table:table-cell office:value-type="float" office:value="173.920352">
                <text:p>173.9203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0">
                <text:p>700</text:p>
              </table:table-cell>
              <table:table-cell office:value-type="float" office:value="289.504077">
                <text:p>289.504077</text:p>
              </table:table-cell>
              <table:table-cell office:value-type="float" office:value="170.0232512">
                <text:p>170.02325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00">
                <text:p>800</text:p>
              </table:table-cell>
              <table:table-cell office:value-type="float" office:value="285.61145">
                <text:p>285.61145</text:p>
              </table:table-cell>
              <table:table-cell office:value-type="float" office:value="174.7878968">
                <text:p>174.78789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0">
                <text:p>900</text:p>
              </table:table-cell>
              <table:table-cell office:value-type="float" office:value="288.0505798">
                <text:p>288.0505798</text:p>
              </table:table-cell>
              <table:table-cell office:value-type="float" office:value="163.6689392">
                <text:p>163.66893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0">
                <text:p>1000</text:p>
              </table:table-cell>
              <table:table-cell office:value-type="float" office:value="326.7776856">
                <text:p>326.7776856</text:p>
              </table:table-cell>
              <table:table-cell office:value-type="float" office:value="166.693631">
                <text:p>166.6936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348.7473512">
                <text:p>348.7473512</text:p>
              </table:table-cell>
              <table:table-cell office:value-type="float" office:value="167.1207458">
                <text:p>167.12074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">
                <text:p>200</text:p>
              </table:table-cell>
              <table:table-cell office:value-type="float" office:value="349.6643066">
                <text:p>349.6643066</text:p>
              </table:table-cell>
              <table:table-cell office:value-type="float" office:value="170.6740052">
                <text:p>170.67400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0">
                <text:p>300</text:p>
              </table:table-cell>
              <table:table-cell office:value-type="float" office:value="340.7554322">
                <text:p>340.7554322</text:p>
              </table:table-cell>
              <table:table-cell office:value-type="float" office:value="167.2924136">
                <text:p>167.29241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343.5667664">
                <text:p>343.5667664</text:p>
              </table:table-cell>
              <table:table-cell office:value-type="float" office:value="183.5135042">
                <text:p>183.51350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0">
                <text:p>500</text:p>
              </table:table-cell>
              <table:table-cell office:value-type="float" office:value="361.6520996">
                <text:p>361.6520996</text:p>
              </table:table-cell>
              <table:table-cell office:value-type="float" office:value="173.7617738">
                <text:p>173.76177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00">
                <text:p>600</text:p>
              </table:table-cell>
              <table:table-cell office:value-type="float" office:value="286.9372376">
                <text:p>286.9372376</text:p>
              </table:table-cell>
              <table:table-cell office:value-type="float" office:value="163.9022766">
                <text:p>163.90227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00">
                <text:p>700</text:p>
              </table:table-cell>
              <table:table-cell office:value-type="float" office:value="290.4854492">
                <text:p>290.4854492</text:p>
              </table:table-cell>
              <table:table-cell office:value-type="float" office:value="168.8023224">
                <text:p>168.80232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00">
                <text:p>800</text:p>
              </table:table-cell>
              <table:table-cell office:value-type="float" office:value="294.2740968">
                <text:p>294.2740968</text:p>
              </table:table-cell>
              <table:table-cell office:value-type="float" office:value="166.24151">
                <text:p>166.241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0">
                <text:p>900</text:p>
              </table:table-cell>
              <table:table-cell office:value-type="float" office:value="287.3342224">
                <text:p>287.3342224</text:p>
              </table:table-cell>
              <table:table-cell office:value-type="float" office:value="167.1134096">
                <text:p>167.11340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310.6621766">
                <text:p>310.6621766</text:p>
              </table:table-cell>
              <table:table-cell office:value-type="float" office:value="167.1625518">
                <text:p>167.16255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